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OpenSymbol" svg:font-family="OpenSymbol, 'Arial Unicode MS'"/>
    <style:font-face style:name="StarSymbol" svg:font-family="StarSymbol, 'Arial Unicode MS'"/>
    <style:font-face style:name="Symbol1" svg:font-family="Symbol"/>
    <style:font-face style:name="Courier New" svg:font-family="'Courier New'" style:font-family-generic="modern"/>
    <style:font-face style:name="MS Gothic" svg:font-family="'MS Gothic', 'ＭＳ ゴシック'" style:font-family-generic="modern"/>
    <style:font-face style:name="DejaVu Sans" svg:font-family="'DejaVu Sans', 'Times New Roman'" style:font-pitch="variable"/>
    <style:font-face style:name="GHEA Grapalat1" svg:font-family="'GHEA Grapalat'" style:font-pitch="variable"/>
    <style:font-face style:name="Liberation Serif1" svg:font-family="'Liberation Serif'" style:font-pitch="variable"/>
    <style:font-face style:name="GHEA Grapalat" svg:font-family="'GHEA Grapalat'" style:font-family-generic="modern" style:font-pitch="variable"/>
    <style:font-face style:name="Cambria" svg:font-family="Cambria" style:font-family-generic="roman"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Sylfaen" svg:font-family="Sylfaen" style:font-family-generic="roman" style:font-pitch="variable"/>
    <style:font-face style:name="Symbol" svg:font-family="Symbol" style:font-family-generic="roman" style:font-pitch="variable"/>
    <style:font-face style:name="Arial Unicode" svg:font-family="'Arial Unicode'" style:font-family-generic="swiss" style:font-pitch="variable"/>
    <style:font-face style:name="Calibri" svg:font-family="Calibri" style:font-family-generic="swiss" style:font-pitch="variable"/>
    <style:font-face style:name="DejaVu Sans3" svg:font-family="'DejaVu Sans'" style:font-family-generic="swiss" style:font-pitch="variable"/>
    <style:font-face style:name="Segoe UI" svg:font-family="'Segoe UI'"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965in" fo:break-before="page" table:align="margins" style:writing-mode="lr-tb"/>
    </style:style>
    <style:style style:name="Table1.A" style:family="table-column">
      <style:table-column-properties style:column-width="3.0583in" style:rel-column-width="30851*"/>
    </style:style>
    <style:style style:name="Table1.B" style:family="table-column">
      <style:table-column-properties style:column-width="0.3132in" style:rel-column-width="3159*"/>
    </style:style>
    <style:style style:name="Table1.C" style:family="table-column">
      <style:table-column-properties style:column-width="3.125in" style:rel-column-width="3152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5" style:family="table">
      <style:table-properties style:width="6.6889in" table:align="left" style:writing-mode="lr-tb"/>
    </style:style>
    <style:style style:name="Table5.A" style:family="table-column">
      <style:table-column-properties style:column-width="3.3778in"/>
    </style:style>
    <style:style style:name="Table5.B" style:family="table-column">
      <style:table-column-properties style:column-width="0.1861in"/>
    </style:style>
    <style:style style:name="Table5.C" style:family="table-column">
      <style:table-column-properties style:column-width="3.125in"/>
    </style:style>
    <style:style style:name="Table5.1" style:family="table-row">
      <style:table-row-properties fo:keep-together="auto"/>
    </style:style>
    <style:style style:name="Table5.A1" style:family="table-cell">
      <style:table-cell-properties style:vertical-align="top" fo:background-color="#ffffff" fo:padding="0.0382in" fo:border="none" style:writing-mode="lr-tb">
        <style:background-image/>
      </style:table-cell-properties>
    </style:style>
    <style:style style:name="Table6" style:family="table">
      <style:table-properties style:width="3.2389in" table:align="left" style:writing-mode="lr-tb"/>
    </style:style>
    <style:style style:name="Table6.A" style:family="table-column">
      <style:table-column-properties style:column-width="3.2389in"/>
    </style:style>
    <style:style style:name="Table6.1" style:family="table-row">
      <style:table-row-properties style:min-row-height="0.2521in" fo:keep-together="auto"/>
    </style:style>
    <style:style style:name="Table6.A1" style:family="table-cell">
      <style:table-cell-properties style:vertical-align="top" fo:background-color="#ffffff" fo:padding="0.0382in" fo:border="none" style:writing-mode="lr-tb">
        <style:background-image/>
      </style:table-cell-properties>
    </style:style>
    <style:style style:name="Table7" style:family="table">
      <style:table-properties style:width="3.0264in" table:align="left" style:writing-mode="lr-tb"/>
    </style:style>
    <style:style style:name="Table7.A" style:family="table-column">
      <style:table-column-properties style:column-width="3.0264in"/>
    </style:style>
    <style:style style:name="Table7.1" style:family="table-row">
      <style:table-row-properties fo:keep-together="auto"/>
    </style:style>
    <style:style style:name="Table7.A1" style:family="table-cell">
      <style:table-cell-properties style:vertical-align="top" fo:background-color="#ffffff" fo:padding="0.0382in" fo:border="none" style:writing-mode="lr-tb">
        <style:background-image/>
      </style:table-cell-properties>
    </style:style>
    <style:style style:name="Table8" style:family="table">
      <style:table-properties style:width="3.2389in" table:align="left" style:writing-mode="lr-tb"/>
    </style:style>
    <style:style style:name="Table8.A" style:family="table-column">
      <style:table-column-properties style:column-width="3.2389in"/>
    </style:style>
    <style:style style:name="Table8.1" style:family="table-row">
      <style:table-row-properties fo:keep-together="auto"/>
    </style:style>
    <style:style style:name="Table8.A1" style:family="table-cell">
      <style:table-cell-properties style:vertical-align="top" fo:background-color="#ffffff" fo:padding="0.0382in" fo:border="none" style:writing-mode="lr-tb">
        <style:background-image/>
      </style:table-cell-properties>
    </style:style>
    <style:style style:name="Table9" style:family="table">
      <style:table-properties style:width="3.0264in" table:align="left" style:writing-mode="lr-tb"/>
    </style:style>
    <style:style style:name="Table9.A" style:family="table-column">
      <style:table-column-properties style:column-width="3.0264in"/>
    </style:style>
    <style:style style:name="Table9.1" style:family="table-row">
      <style:table-row-properties style:min-row-height="0.25in" fo:keep-together="auto"/>
    </style:style>
    <style:style style:name="Table9.A1" style:family="table-cell">
      <style:table-cell-properties style:vertical-align="top" fo:background-color="#ffffff" fo:padding="0.0382in" fo:border="none" style:writing-mode="lr-tb">
        <style:background-image/>
      </style:table-cell-properties>
    </style:style>
    <style:style style:name="Table10" style:family="table">
      <style:table-properties style:width="3.2389in" table:align="left" style:writing-mode="lr-tb"/>
    </style:style>
    <style:style style:name="Table10.A" style:family="table-column">
      <style:table-column-properties style:column-width="3.2389in"/>
    </style:style>
    <style:style style:name="Table10.1" style:family="table-row">
      <style:table-row-properties fo:keep-together="auto"/>
    </style:style>
    <style:style style:name="Table10.A1" style:family="table-cell">
      <style:table-cell-properties style:vertical-align="top" fo:background-color="#ffffff" fo:padding="0.0382in" fo:border-left="none" fo:border-right="none" fo:border-top="none" fo:border-bottom="0.05pt solid #808080" style:writing-mode="lr-tb">
        <style:background-image/>
      </style:table-cell-properties>
    </style:style>
    <style:style style:name="Table11" style:family="table">
      <style:table-properties style:width="3.0264in" table:align="left" style:writing-mode="lr-tb"/>
    </style:style>
    <style:style style:name="Table11.A" style:family="table-column">
      <style:table-column-properties style:column-width="3.0264in"/>
    </style:style>
    <style:style style:name="Table11.1" style:family="table-row">
      <style:table-row-properties style:min-row-height="0.2472in" fo:keep-together="auto"/>
    </style:style>
    <style:style style:name="Table11.A1" style:family="table-cell">
      <style:table-cell-properties style:vertical-align="top" fo:background-color="#ffffff" fo:padding="0.0382in" fo:border-left="none" fo:border-right="none" fo:border-top="none" fo:border-bottom="0.05pt solid #808080" style:writing-mode="lr-tb">
        <style:background-image/>
      </style:table-cell-properties>
    </style:style>
    <style:style style:name="Table12" style:family="table">
      <style:table-properties style:width="3.2389in" table:align="left" style:writing-mode="lr-tb"/>
    </style:style>
    <style:style style:name="Table12.A" style:family="table-column">
      <style:table-column-properties style:column-width="3.2389in"/>
    </style:style>
    <style:style style:name="Table12.1" style:family="table-row">
      <style:table-row-properties fo:keep-together="auto"/>
    </style:style>
    <style:style style:name="Table12.A1" style:family="table-cell">
      <style:table-cell-properties style:vertical-align="top" fo:background-color="#ffffff" fo:padding="0.0382in" fo:border="none" style:writing-mode="lr-tb">
        <style:background-image/>
      </style:table-cell-properties>
    </style:style>
    <style:style style:name="Table13" style:family="table">
      <style:table-properties style:width="3.0264in" table:align="left" style:writing-mode="lr-tb"/>
    </style:style>
    <style:style style:name="Table13.A" style:family="table-column">
      <style:table-column-properties style:column-width="3.0264in"/>
    </style:style>
    <style:style style:name="Table13.1" style:family="table-row">
      <style:table-row-properties fo:keep-together="auto"/>
    </style:style>
    <style:style style:name="Table13.A1" style:family="table-cell">
      <style:table-cell-properties style:vertical-align="top" fo:background-color="#ffffff" fo:padding="0.0382in" fo:border="none" style:writing-mode="lr-tb">
        <style:background-image/>
      </style:table-cell-properties>
    </style:style>
    <style:style style:name="P1" style:family="paragraph" style:parent-style-name="Header">
      <style:paragraph-properties>
        <style:tab-stops>
          <style:tab-stop style:position="3.25in" style:type="center"/>
          <style:tab-stop style:position="6.4957in" style:type="right"/>
        </style:tab-stops>
      </style:paragraph-properties>
      <style:text-properties fo:color="#b2b2b2" style:font-name="GHEA Grapalat1" style:font-size-complex="8pt"/>
    </style:style>
    <style:style style:name="P2" style:family="paragraph" style:parent-style-name="Footer">
      <style:paragraph-properties>
        <style:tab-stops>
          <style:tab-stop style:position="3.25in" style:type="center"/>
          <style:tab-stop style:position="6.4957in" style:type="right"/>
        </style:tab-stops>
      </style:paragraph-properties>
      <style:text-properties fo:color="#b2b2b2" style:font-name="GHEA Grapalat1"/>
    </style:style>
    <style:style style:name="P3" style:family="paragraph" style:parent-style-name="Text_20_body">
      <style:paragraph-properties fo:text-align="center" style:justify-single-word="false"/>
      <style:text-properties style:font-name="GHEA Grapalat1"/>
    </style:style>
    <style:style style:name="P4" style:family="paragraph" style:parent-style-name="Text_20_body">
      <style:paragraph-properties fo:text-align="center" style:justify-single-word="false"/>
      <style:text-properties style:font-name="GHEA Grapalat1" style:font-name-complex="DejaVu Sans3"/>
    </style:style>
    <style:style style:name="P5" style:family="paragraph" style:parent-style-name="Text_20_body">
      <style:paragraph-properties fo:text-align="center" style:justify-single-word="false"/>
      <style:text-properties style:font-name="GHEA Grapalat1" fo:background-color="transparent" style:font-name-asian="MS Gothic" style:font-name-complex="DejaVu Sans3"/>
    </style:style>
    <style:style style:name="P6" style:family="paragraph" style:parent-style-name="Text_20_body">
      <style:paragraph-properties fo:text-align="start" style:justify-single-word="false">
        <style:tab-stops>
          <style:tab-stop style:position="0.3909in"/>
        </style:tab-stops>
      </style:paragraph-properties>
      <style:text-properties style:font-name="GHEA Grapalat1" fo:language="hy" fo:country="AM" fo:font-style="italic" officeooo:paragraph-rsid="001d9dbe" style:font-style-asian="italic" style:font-style-complex="italic"/>
    </style:style>
    <style:style style:name="P7" style:family="paragraph" style:parent-style-name="Text_20_body">
      <style:paragraph-properties fo:text-align="start" style:justify-single-word="false">
        <style:tab-stops>
          <style:tab-stop style:position="0.3909in"/>
        </style:tab-stops>
      </style:paragraph-properties>
      <style:text-properties style:font-name="GHEA Grapalat1" fo:language="hy" fo:country="AM" fo:font-style="italic" officeooo:paragraph-rsid="001d9dbe" fo:background-color="transparent" style:font-style-asian="italic" style:font-style-complex="italic"/>
    </style:style>
    <style:style style:name="P8" style:family="paragraph" style:parent-style-name="Text_20_body">
      <style:paragraph-properties fo:text-align="start" style:justify-single-word="false">
        <style:tab-stops>
          <style:tab-stop style:position="0.3909in"/>
        </style:tab-stops>
      </style:paragraph-properties>
      <style:text-properties style:font-name="GHEA Grapalat1" fo:language="hy" fo:country="AM" fo:font-style="italic" officeooo:paragraph-rsid="001d9dbe" fo:background-color="transparent" style:font-name-asian="DejaVu Sans" style:font-style-asian="italic" style:font-name-complex="DejaVu Sans" style:font-style-complex="italic"/>
    </style:style>
    <style:style style:name="P9" style:family="paragraph" style:parent-style-name="Text_20_body">
      <style:paragraph-properties fo:text-align="start" style:justify-single-word="false">
        <style:tab-stops>
          <style:tab-stop style:position="0.3909in"/>
        </style:tab-stops>
      </style:paragraph-properties>
      <style:text-properties style:font-name="GHEA Grapalat1" officeooo:paragraph-rsid="001d9dbe"/>
    </style:style>
    <style:style style:name="P10" style:family="paragraph" style:parent-style-name="Text_20_body">
      <style:paragraph-properties fo:text-align="start" style:justify-single-word="false">
        <style:tab-stops>
          <style:tab-stop style:position="0.3909in"/>
        </style:tab-stops>
      </style:paragraph-properties>
      <style:text-properties style:font-name="GHEA Grapalat1" fo:language="en" fo:country="US" fo:font-style="italic" officeooo:rsid="000b227a" officeooo:paragraph-rsid="001d9dbe" style:language-asian="zh" style:country-asian="CN" style:font-style-asian="italic" style:language-complex="en" style:country-complex="US" style:font-style-complex="italic"/>
    </style:style>
    <style:style style:name="P11" style:family="paragraph" style:parent-style-name="Text_20_body">
      <style:paragraph-properties fo:text-align="start" style:justify-single-word="false">
        <style:tab-stops>
          <style:tab-stop style:position="0.3909in"/>
        </style:tab-stops>
      </style:paragraph-properties>
      <style:text-properties style:font-name="GHEA Grapalat1" fo:language="en" fo:country="US" fo:font-style="italic" officeooo:rsid="000dc929" officeooo:paragraph-rsid="001d9dbe" style:language-asian="zh" style:country-asian="CN" style:font-style-asian="italic" style:language-complex="en" style:country-complex="US" style:font-style-complex="italic"/>
    </style:style>
    <style:style style:name="P12" style:family="paragraph" style:parent-style-name="Text_20_body">
      <style:paragraph-properties fo:text-align="start" style:justify-single-word="false">
        <style:tab-stops>
          <style:tab-stop style:position="0.3909in"/>
        </style:tab-stops>
      </style:paragraph-properties>
      <style:text-properties style:font-name="GHEA Grapalat1" fo:language="en" fo:country="US" fo:font-style="italic" officeooo:paragraph-rsid="001d9dbe" style:language-asian="zh" style:country-asian="CN" style:font-style-asian="italic" style:language-complex="en" style:country-complex="US" style:font-style-complex="italic"/>
    </style:style>
    <style:style style:name="P13" style:family="paragraph" style:parent-style-name="Text_20_body">
      <style:paragraph-properties fo:text-align="start" style:justify-single-word="false">
        <style:tab-stops>
          <style:tab-stop style:position="0.3909in"/>
        </style:tab-stops>
      </style:paragraph-properties>
      <style:text-properties style:font-name="GHEA Grapalat1" fo:language="en" fo:country="US" fo:font-style="italic" officeooo:rsid="000c98cb" officeooo:paragraph-rsid="001d9dbe" style:language-asian="zh" style:country-asian="CN" style:font-style-asian="italic" style:language-complex="en" style:country-complex="US" style:font-style-complex="italic"/>
    </style:style>
    <style:style style:name="P14" style:family="paragraph" style:parent-style-name="Text_20_body">
      <style:paragraph-properties fo:text-align="start" style:justify-single-word="false">
        <style:tab-stops>
          <style:tab-stop style:position="0.3909in"/>
        </style:tab-stops>
      </style:paragraph-properties>
      <style:text-properties style:font-name="GHEA Grapalat1" fo:language="en" fo:country="US" fo:font-style="italic" officeooo:rsid="00091690" officeooo:paragraph-rsid="001d9dbe" style:language-asian="zh" style:country-asian="CN" style:font-style-asian="italic" style:language-complex="en" style:country-complex="US" style:font-style-complex="italic"/>
    </style:style>
    <style:style style:name="P15" style:family="paragraph" style:parent-style-name="Text_20_body">
      <style:paragraph-properties fo:text-align="start" style:justify-single-word="false">
        <style:tab-stops>
          <style:tab-stop style:position="0.3909in"/>
        </style:tab-stops>
      </style:paragraph-properties>
      <style:text-properties style:font-name="GHEA Grapalat1" fo:language="en" fo:country="US" fo:font-style="italic" officeooo:rsid="00169828" officeooo:paragraph-rsid="001d9dbe" style:language-asian="zh" style:country-asian="CN" style:font-style-asian="italic" style:language-complex="en" style:country-complex="US" style:font-style-complex="italic"/>
    </style:style>
    <style:style style:name="P16" style:family="paragraph" style:parent-style-name="Text_20_body">
      <style:paragraph-properties fo:text-align="start" style:justify-single-word="false">
        <style:tab-stops>
          <style:tab-stop style:position="0.3909in"/>
        </style:tab-stops>
      </style:paragraph-properties>
      <style:text-properties style:font-name="GHEA Grapalat1" fo:language="en" fo:country="US" fo:font-style="italic" officeooo:rsid="0018655d" officeooo:paragraph-rsid="001d9dbe" style:language-asian="zh" style:country-asian="CN" style:font-style-asian="italic" style:language-complex="en" style:country-complex="US" style:font-style-complex="italic"/>
    </style:style>
    <style:style style:name="P17" style:family="paragraph" style:parent-style-name="Text_20_body">
      <style:paragraph-properties fo:text-align="start" style:justify-single-word="false">
        <style:tab-stops>
          <style:tab-stop style:position="0.3909in"/>
        </style:tab-stops>
      </style:paragraph-properties>
      <style:text-properties style:font-name="GHEA Grapalat1" fo:language="en" fo:country="US" fo:font-style="italic" officeooo:rsid="001959b6" officeooo:paragraph-rsid="001d9dbe" style:language-asian="zh" style:country-asian="CN" style:font-style-asian="italic" style:language-complex="en" style:country-complex="US" style:font-style-complex="italic"/>
    </style:style>
    <style:style style:name="P18" style:family="paragraph" style:parent-style-name="Text_20_body">
      <style:paragraph-properties fo:text-align="start" style:justify-single-word="false">
        <style:tab-stops>
          <style:tab-stop style:position="0.3909in"/>
        </style:tab-stops>
      </style:paragraph-properties>
      <style:text-properties style:font-name="GHEA Grapalat1" fo:language="en" fo:country="US" fo:font-style="italic" officeooo:rsid="001ea10c" officeooo:paragraph-rsid="001d9dbe" fo:background-color="#ef413d" style:language-asian="zh" style:country-asian="CN" style:font-style-asian="italic" style:language-complex="en" style:country-complex="US" style:font-style-complex="italic"/>
    </style:style>
    <style:style style:name="P19" style:family="paragraph" style:parent-style-name="Text_20_body">
      <style:paragraph-properties fo:text-align="start" style:justify-single-word="false">
        <style:tab-stops>
          <style:tab-stop style:position="0.3909in"/>
        </style:tab-stops>
      </style:paragraph-properties>
      <style:text-properties style:font-name="GHEA Grapalat1" fo:language="en" fo:country="US" fo:font-style="italic" officeooo:rsid="0012283d" officeooo:paragraph-rsid="001d9dbe" fo:background-color="transparent" style:language-asian="zh" style:country-asian="CN" style:font-style-asian="italic" style:language-complex="en" style:country-complex="US" style:font-style-complex="italic"/>
    </style:style>
    <style:style style:name="P20" style:family="paragraph" style:parent-style-name="Text_20_body">
      <style:paragraph-properties fo:text-align="start" style:justify-single-word="false">
        <style:tab-stops>
          <style:tab-stop style:position="0.3909in"/>
        </style:tab-stops>
      </style:paragraph-properties>
      <style:text-properties style:font-name="GHEA Grapalat1" fo:language="en" fo:country="US" fo:font-style="italic" officeooo:rsid="00091690" officeooo:paragraph-rsid="001d9dbe" fo:background-color="transparent" style:language-asian="zh" style:country-asian="CN" style:font-style-asian="italic" style:language-complex="en" style:country-complex="US" style:font-style-complex="italic"/>
    </style:style>
    <style:style style:name="P21" style:family="paragraph" style:parent-style-name="Text_20_body">
      <style:paragraph-properties fo:text-align="start" style:justify-single-word="false">
        <style:tab-stops>
          <style:tab-stop style:position="0.3909in"/>
        </style:tab-stops>
      </style:paragraph-properties>
      <style:text-properties style:font-name="GHEA Grapalat1" fo:language="en" fo:country="US" fo:font-style="italic" officeooo:rsid="001aac4c" officeooo:paragraph-rsid="001d9dbe" fo:background-color="transparent" style:language-asian="zh" style:country-asian="CN" style:font-style-asian="italic" style:language-complex="en" style:country-complex="US" style:font-style-complex="italic"/>
    </style:style>
    <style:style style:name="P22" style:family="paragraph" style:parent-style-name="Text_20_body">
      <style:paragraph-properties fo:text-align="start" style:justify-single-word="false">
        <style:tab-stops>
          <style:tab-stop style:position="0.3909in"/>
        </style:tab-stops>
      </style:paragraph-properties>
      <style:text-properties style:font-name="GHEA Grapalat1" fo:language="en" fo:country="US" fo:font-style="italic" officeooo:rsid="001c9fd6" officeooo:paragraph-rsid="001d9dbe" fo:background-color="transparent" style:language-asian="zh" style:country-asian="CN" style:font-style-asian="italic" style:language-complex="en" style:country-complex="US" style:font-style-complex="italic"/>
    </style:style>
    <style:style style:name="P23" style:family="paragraph" style:parent-style-name="Text_20_body">
      <style:paragraph-properties fo:text-align="start" style:justify-single-word="false">
        <style:tab-stops>
          <style:tab-stop style:position="0.3909in"/>
        </style:tab-stops>
      </style:paragraph-properties>
      <style:text-properties style:font-name="GHEA Grapalat1" fo:language="en" fo:country="US" fo:font-style="italic" officeooo:rsid="00163917" officeooo:paragraph-rsid="001d9dbe" fo:background-color="transparent" style:language-asian="zh" style:country-asian="CN" style:font-style-asian="italic" style:language-complex="en" style:country-complex="US" style:font-style-complex="italic"/>
    </style:style>
    <style:style style:name="P24" style:family="paragraph" style:parent-style-name="Text_20_body">
      <style:paragraph-properties fo:text-align="start" style:justify-single-word="false">
        <style:tab-stops>
          <style:tab-stop style:position="0.3909in"/>
        </style:tab-stops>
      </style:paragraph-properties>
      <style:text-properties style:font-name="GHEA Grapalat1" fo:language="en" fo:country="US" fo:font-style="italic" officeooo:rsid="00178965" officeooo:paragraph-rsid="001d9dbe" fo:background-color="transparent" style:language-asian="zh" style:country-asian="CN" style:font-style-asian="italic" style:language-complex="en" style:country-complex="US" style:font-style-complex="italic"/>
    </style:style>
    <style:style style:name="P25" style:family="paragraph" style:parent-style-name="Text_20_body">
      <style:paragraph-properties fo:text-align="start" style:justify-single-word="false">
        <style:tab-stops>
          <style:tab-stop style:position="0.3909in"/>
        </style:tab-stops>
      </style:paragraph-properties>
      <style:text-properties style:font-name="GHEA Grapalat1" fo:language="en" fo:country="US" fo:font-style="italic" officeooo:rsid="0013ae72" officeooo:paragraph-rsid="001d9dbe" fo:background-color="transparent" style:font-name-asian="DejaVu Sans" style:language-asian="zh" style:country-asian="CN" style:font-style-asian="italic" style:font-name-complex="DejaVu Sans" style:language-complex="en" style:country-complex="US" style:font-style-complex="italic"/>
    </style:style>
    <style:style style:name="P26" style:family="paragraph" style:parent-style-name="Text_20_body">
      <style:paragraph-properties fo:text-align="start" style:justify-single-word="false">
        <style:tab-stops>
          <style:tab-stop style:position="0.3909in"/>
        </style:tab-stops>
      </style:paragraph-properties>
      <style:text-properties style:font-name="GHEA Grapalat1" fo:language="en" fo:country="US" officeooo:rsid="000c2ee2" officeooo:paragraph-rsid="001d9dbe" style:language-asian="zh" style:country-asian="CN" style:language-complex="en" style:country-complex="US"/>
    </style:style>
    <style:style style:name="P27" style:family="paragraph" style:parent-style-name="Text_20_body">
      <style:paragraph-properties fo:text-align="start" style:justify-single-word="false">
        <style:tab-stops>
          <style:tab-stop style:position="0.3909in"/>
        </style:tab-stops>
      </style:paragraph-properties>
      <style:text-properties style:font-name="GHEA Grapalat1" fo:language="en" fo:country="US" officeooo:paragraph-rsid="001d9dbe" style:language-asian="zh" style:country-asian="CN" style:language-complex="en" style:country-complex="US"/>
    </style:style>
    <style:style style:name="P28" style:family="paragraph" style:parent-style-name="Text_20_body">
      <style:paragraph-properties fo:text-align="start" style:justify-single-word="false">
        <style:tab-stops>
          <style:tab-stop style:position="0.3909in"/>
        </style:tab-stops>
      </style:paragraph-properties>
      <style:text-properties style:font-name="GHEA Grapalat1" fo:language="en" fo:country="US" officeooo:rsid="00091690" officeooo:paragraph-rsid="001d9dbe" style:language-asian="zh" style:country-asian="CN" style:language-complex="en" style:country-complex="US"/>
    </style:style>
    <style:style style:name="P29" style:family="paragraph" style:parent-style-name="Text_20_body">
      <style:paragraph-properties fo:text-align="start" style:justify-single-word="false">
        <style:tab-stops>
          <style:tab-stop style:position="0.3909in"/>
        </style:tab-stops>
      </style:paragraph-properties>
      <style:text-properties style:font-name="GHEA Grapalat1" fo:language="en" fo:country="US" officeooo:rsid="001aac4c" officeooo:paragraph-rsid="001d9dbe" style:language-asian="zh" style:country-asian="CN" style:language-complex="en" style:country-complex="US"/>
    </style:style>
    <style:style style:name="P30" style:family="paragraph" style:parent-style-name="Text_20_body">
      <style:text-properties style:font-name="GHEA Grapalat1" fo:language="en" fo:country="US" officeooo:paragraph-rsid="001d9dbe" style:language-asian="zh" style:country-asian="CN" style:language-complex="en" style:country-complex="US"/>
    </style:style>
    <style:style style:name="P31" style:family="paragraph" style:parent-style-name="Text_20_body">
      <style:text-properties style:font-name="GHEA Grapalat1" officeooo:paragraph-rsid="001d9dbe"/>
    </style:style>
    <style:style style:name="P32" style:family="paragraph" style:parent-style-name="Text_20_body">
      <style:paragraph-properties fo:text-align="center" style:justify-single-word="false"/>
      <style:text-properties style:font-name="GHEA Grapalat1" officeooo:rsid="001d9dbe" officeooo:paragraph-rsid="001d9dbe"/>
    </style:style>
    <style:style style:name="P33" style:family="paragraph" style:parent-style-name="Text_20_body">
      <style:text-properties style:use-window-font-color="true" style:font-name="GHEA Grapalat1" fo:font-size="10pt" fo:language="hy" fo:country="AM" fo:font-style="italic" officeooo:paragraph-rsid="001d9dbe" style:font-name-asian="DejaVu Sans" style:font-size-asian="10pt" style:language-asian="zh" style:country-asian="CN" style:font-style-asian="italic" style:font-name-complex="DejaVu Sans" style:font-size-complex="12pt" style:language-complex="en" style:country-complex="US" style:font-style-complex="italic"/>
    </style:style>
    <style:style style:name="P34" style:family="paragraph" style:parent-style-name="Text_20_body">
      <style:text-properties style:use-window-font-color="true" style:font-name="GHEA Grapalat1" fo:font-size="10pt" fo:language="en" fo:country="US" fo:font-style="italic" officeooo:rsid="000efcec" officeooo:paragraph-rsid="001d9dbe" style:font-name-asian="DejaVu Sans" style:font-size-asian="10pt" style:language-asian="zh" style:country-asian="CN" style:font-style-asian="italic" style:font-name-complex="DejaVu Sans" style:font-size-complex="12pt" style:language-complex="en" style:country-complex="US" style:font-style-complex="italic"/>
    </style:style>
    <style:style style:name="P35" style:family="paragraph" style:parent-style-name="Text_20_body">
      <style:text-properties style:use-window-font-color="true" style:font-name="GHEA Grapalat1" fo:font-size="10pt" fo:language="en" fo:country="US" fo:font-style="italic" officeooo:rsid="00121a65" officeooo:paragraph-rsid="001d9dbe" style:font-name-asian="DejaVu Sans" style:font-size-asian="10pt" style:language-asian="zh" style:country-asian="CN" style:font-style-asian="italic" style:font-name-complex="DejaVu Sans" style:font-size-complex="12pt" style:language-complex="en" style:country-complex="US" style:font-style-complex="italic"/>
    </style:style>
    <style:style style:name="P36" style:family="paragraph" style:parent-style-name="Text_20_body">
      <style:text-properties style:use-window-font-color="true" style:font-name="GHEA Grapalat1" fo:font-size="10pt" fo:language="en" fo:country="US" fo:font-style="italic" officeooo:rsid="00146d8f" officeooo:paragraph-rsid="001d9dbe" style:font-name-asian="DejaVu Sans" style:font-size-asian="10pt" style:language-asian="zh" style:country-asian="CN" style:font-style-asian="italic" style:font-name-complex="DejaVu Sans" style:font-size-complex="12pt" style:language-complex="en" style:country-complex="US" style:font-style-complex="italic"/>
    </style:style>
    <style:style style:name="P37" style:family="paragraph" style:parent-style-name="Text_20_body">
      <style:paragraph-properties fo:break-before="page"/>
      <style:text-properties style:font-name="GHEA Grapalat1"/>
    </style:style>
    <style:style style:name="P38" style:family="paragraph" style:parent-style-name="Drawing">
      <style:text-properties style:font-name="GHEA Grapalat1" fo:font-size="10pt" style:font-size-asian="10pt" style:font-size-complex="10pt"/>
    </style:style>
    <style:style style:name="P39" style:family="paragraph" style:parent-style-name="Standard">
      <style:text-properties style:font-name="GHEA Grapalat1"/>
    </style:style>
    <style:style style:name="P40" style:family="paragraph" style:parent-style-name="Title">
      <style:text-properties style:font-name="GHEA Grapalat1" style:font-name-complex="DejaVu Sans3"/>
    </style:style>
    <style:style style:name="P41" style:family="paragraph" style:parent-style-name="Title">
      <style:text-properties style:font-name="GHEA Grapalat1" style:font-name-complex="Arial Unicode"/>
    </style:style>
    <style:style style:name="P42" style:family="paragraph" style:parent-style-name="Table_20_Contents">
      <style:paragraph-properties fo:text-align="center" style:justify-single-word="false" style:snap-to-layout-grid="false"/>
      <style:text-properties style:font-name="GHEA Grapalat1"/>
    </style:style>
    <style:style style:name="P43" style:family="paragraph" style:parent-style-name="Table_20_Contents">
      <style:paragraph-properties fo:text-align="center" style:justify-single-word="false"/>
      <style:text-properties style:font-name="GHEA Grapalat1" style:font-name-complex="DejaVu Sans3"/>
    </style:style>
    <style:style style:name="P44" style:family="paragraph" style:parent-style-name="Table_20_Contents">
      <style:paragraph-properties fo:text-align="center" style:justify-single-word="false" style:snap-to-layout-grid="false"/>
      <style:text-properties style:font-name="GHEA Grapalat1" style:font-name-complex="DejaVu Sans3"/>
    </style:style>
    <style:style style:name="P45" style:family="paragraph" style:parent-style-name="Table_20_Contents">
      <style:paragraph-properties fo:text-align="center" style:justify-single-word="false"/>
      <style:text-properties style:font-name="GHEA Grapalat1" fo:font-size="6pt" style:font-size-asian="6pt" style:font-name-complex="DejaVu Sans3" style:font-size-complex="6pt"/>
    </style:style>
    <style:style style:name="P46" style:family="paragraph" style:parent-style-name="Table_20_Heading">
      <style:text-properties style:font-name="GHEA Grapalat1" style:font-name-complex="DejaVu Sans3"/>
    </style:style>
    <style:style style:name="P47" style:family="paragraph" style:parent-style-name="Table_20_Heading">
      <style:paragraph-properties style:snap-to-layout-grid="false"/>
      <style:text-properties style:font-name="GHEA Grapalat1" style:font-name-complex="DejaVu Sans3"/>
    </style:style>
    <style:style style:name="P48" style:family="paragraph" style:parent-style-name="Subtitle">
      <style:text-properties style:font-name="GHEA Grapalat1" style:font-name-complex="DejaVu Sans3"/>
    </style:style>
    <style:style style:name="P49" style:family="paragraph" style:parent-style-name="Subtitle">
      <style:text-properties style:font-name="GHEA Grapalat1" style:font-name-complex="Arial Unicode" style:font-style-complex="normal"/>
    </style:style>
    <style:style style:name="P50" style:family="paragraph" style:parent-style-name="Text_20_body">
      <style:paragraph-properties fo:margin-top="0in" fo:margin-bottom="0in" style:contextual-spacing="false" fo:text-align="start" style:justify-single-word="false">
        <style:tab-stops>
          <style:tab-stop style:position="0.3909in"/>
        </style:tab-stops>
      </style:paragraph-properties>
      <style:text-properties style:font-name="GHEA Grapalat1" officeooo:paragraph-rsid="001d9dbe"/>
    </style:style>
    <style:style style:name="P51" style:family="paragraph" style:parent-style-name="Text_20_body">
      <style:paragraph-properties fo:margin-top="0in" fo:margin-bottom="0in" style:contextual-spacing="false"/>
      <style:text-properties style:use-window-font-color="true" style:font-name="GHEA Grapalat1" fo:font-size="10pt" fo:language="hy" fo:country="AM" fo:font-style="italic" officeooo:paragraph-rsid="001d9dbe" style:font-name-asian="DejaVu Sans" style:font-size-asian="10pt" style:language-asian="zh" style:country-asian="CN" style:font-style-asian="italic" style:font-name-complex="DejaVu Sans" style:font-size-complex="12pt" style:language-complex="en" style:country-complex="US" style:font-style-complex="italic"/>
    </style:style>
    <style:style style:name="P52" style:family="paragraph" style:parent-style-name="Text_20_body">
      <style:paragraph-properties fo:margin-top="0in" fo:margin-bottom="0in" style:contextual-spacing="false"/>
      <style:text-properties style:use-window-font-color="true" style:font-name="GHEA Grapalat1" fo:font-size="10pt" fo:language="en" fo:country="US" fo:font-style="italic" officeooo:rsid="001034c9" officeooo:paragraph-rsid="001d9dbe" style:font-name-asian="DejaVu Sans" style:font-size-asian="10pt" style:language-asian="zh" style:country-asian="CN" style:font-style-asian="italic" style:font-name-complex="DejaVu Sans" style:font-size-complex="12pt" style:language-complex="en" style:country-complex="US" style:font-style-complex="italic"/>
    </style:style>
    <style:style style:name="P53" style:family="paragraph" style:parent-style-name="Text_20_body">
      <style:paragraph-properties fo:margin-top="0in" fo:margin-bottom="0in" style:contextual-spacing="false" fo:text-align="start" style:justify-single-word="false" fo:background-color="transparent">
        <style:tab-stops>
          <style:tab-stop style:position="0.3909in"/>
        </style:tab-stops>
        <style:background-image/>
      </style:paragraph-properties>
      <style:text-properties style:font-name="GHEA Grapalat1" fo:language="en" fo:country="US" fo:font-style="italic" officeooo:rsid="000b227a" officeooo:paragraph-rsid="001d9dbe" style:language-asian="zh" style:country-asian="CN" style:font-style-asian="italic" style:language-complex="en" style:country-complex="US" style:font-style-complex="italic"/>
    </style:style>
    <style:style style:name="P54" style:family="paragraph" style:parent-style-name="Text_20_body">
      <style:paragraph-properties fo:text-align="start" style:justify-single-word="false" fo:background-color="transparent">
        <style:tab-stops>
          <style:tab-stop style:position="0.3909in"/>
        </style:tab-stops>
        <style:background-image/>
      </style:paragraph-properties>
      <style:text-properties style:font-name="GHEA Grapalat1" fo:language="en" fo:country="US" fo:font-style="italic" officeooo:rsid="001aac4c" officeooo:paragraph-rsid="001d9dbe" fo:background-color="transparent" style:language-asian="zh" style:country-asian="CN" style:font-style-asian="italic" style:language-complex="en" style:country-complex="US" style:font-style-complex="italic"/>
    </style:style>
    <style:style style:name="P55" style:family="paragraph" style:parent-style-name="Text_20_body">
      <style:paragraph-properties fo:text-align="start" style:justify-single-word="false">
        <style:tab-stops>
          <style:tab-stop style:position="0.3909in"/>
        </style:tab-stops>
      </style:paragraph-properties>
      <style:text-properties style:font-name="GHEA Grapalat1" fo:language="en" fo:country="US" fo:font-style="italic" officeooo:rsid="001d73d2" officeooo:paragraph-rsid="001d9dbe" style:language-asian="zh" style:country-asian="CN" style:font-style-asian="italic" style:language-complex="en" style:country-complex="US" style:font-style-complex="italic"/>
    </style:style>
    <style:style style:name="P56" style:family="paragraph" style:parent-style-name="Text_20_body" style:list-style-name="L77">
      <style:paragraph-properties fo:text-align="start" style:justify-single-word="false">
        <style:tab-stops>
          <style:tab-stop style:position="0.3909in"/>
        </style:tab-stops>
      </style:paragraph-properties>
      <style:text-properties style:font-name="GHEA Grapalat1" fo:language="hy" fo:country="AM" fo:font-style="italic" officeooo:paragraph-rsid="00175e4c" fo:background-color="transparent" style:font-style-asian="italic" style:font-style-complex="italic"/>
    </style:style>
    <style:style style:name="P57" style:family="paragraph" style:parent-style-name="Text_20_body" style:list-style-name="L77">
      <style:paragraph-properties fo:margin-left="0.25in" fo:margin-right="0in" fo:text-align="start" style:justify-single-word="false" fo:text-indent="-0.25in" style:auto-text-indent="false">
        <style:tab-stops>
          <style:tab-stop style:position="0.3909in"/>
        </style:tab-stops>
      </style:paragraph-properties>
      <style:text-properties style:font-name="GHEA Grapalat1" fo:language="hy" fo:country="AM" fo:font-style="italic" officeooo:paragraph-rsid="001d9dbe" style:font-style-asian="italic" style:font-style-complex="italic"/>
    </style:style>
    <style:style style:name="P58" style:family="paragraph" style:parent-style-name="Text_20_body" style:list-style-name="L77">
      <style:paragraph-properties fo:margin-left="0.25in" fo:margin-right="0in" fo:text-align="start" style:justify-single-word="false" fo:text-indent="-0.25in" style:auto-text-indent="false">
        <style:tab-stops>
          <style:tab-stop style:position="0.3909in"/>
        </style:tab-stops>
      </style:paragraph-properties>
      <style:text-properties style:font-name="GHEA Grapalat1" fo:language="hy" fo:country="AM" fo:font-style="italic" officeooo:paragraph-rsid="001d9dbe" fo:background-color="transparent" style:font-style-asian="italic" style:font-style-complex="italic"/>
    </style:style>
    <style:style style:name="P59" style:family="paragraph" style:parent-style-name="Text_20_body" style:list-style-name="L77">
      <style:paragraph-properties fo:margin-left="0.25in" fo:margin-right="0in" fo:text-align="start" style:justify-single-word="false" fo:text-indent="-0.25in" style:auto-text-indent="false">
        <style:tab-stops>
          <style:tab-stop style:position="0.3909in"/>
        </style:tab-stops>
      </style:paragraph-properties>
      <style:text-properties style:font-name="GHEA Grapalat1" fo:language="hy" fo:country="AM" fo:font-style="italic" officeooo:paragraph-rsid="001d9dbe" fo:background-color="transparent" style:font-name-asian="DejaVu Sans" style:font-style-asian="italic" style:font-name-complex="DejaVu Sans" style:font-style-complex="italic"/>
    </style:style>
    <style:style style:name="P60" style:family="paragraph" style:parent-style-name="Text_20_body" style:list-style-name="L77">
      <style:paragraph-properties fo:margin-left="0.25in" fo:margin-right="0in" fo:text-align="start" style:justify-single-word="false" fo:text-indent="-0.25in" style:auto-text-indent="false">
        <style:tab-stops>
          <style:tab-stop style:position="0.3909in"/>
        </style:tab-stops>
      </style:paragraph-properties>
      <style:text-properties style:font-name="GHEA Grapalat1" officeooo:paragraph-rsid="001d9dbe"/>
    </style:style>
    <style:style style:name="P61" style:family="paragraph" style:parent-style-name="Text_20_body" style:list-style-name="L77">
      <style:paragraph-properties fo:margin-left="0.25in" fo:margin-right="0in" fo:text-indent="-0.25in" style:auto-text-indent="false"/>
      <style:text-properties style:font-name="GHEA Grapalat1" officeooo:paragraph-rsid="001d9dbe"/>
    </style:style>
    <style:style style:name="P62" style:family="paragraph" style:parent-style-name="Text_20_body" style:list-style-name="L77">
      <style:paragraph-properties fo:margin-left="0.25in" fo:margin-right="0in" fo:text-indent="-0.25in" style:auto-text-indent="false"/>
      <style:text-properties style:use-window-font-color="true" style:font-name="GHEA Grapalat1" fo:font-size="10pt" fo:language="hy" fo:country="AM" fo:font-style="italic" officeooo:paragraph-rsid="001d9dbe" style:font-name-asian="DejaVu Sans" style:font-size-asian="10pt" style:language-asian="zh" style:country-asian="CN" style:font-style-asian="italic" style:font-name-complex="DejaVu Sans" style:font-size-complex="12pt" style:language-complex="en" style:country-complex="US" style:font-style-complex="italic"/>
    </style:style>
    <style:style style:name="P63" style:family="paragraph" style:parent-style-name="Text_20_body" style:list-style-name="L77">
      <style:paragraph-properties fo:margin-left="0.25in" fo:margin-right="0in" fo:margin-top="0in" fo:margin-bottom="0in" style:contextual-spacing="false" fo:text-align="start" style:justify-single-word="false" fo:text-indent="-0.25in" style:auto-text-indent="false">
        <style:tab-stops>
          <style:tab-stop style:position="0.3909in"/>
        </style:tab-stops>
      </style:paragraph-properties>
      <style:text-properties style:font-name="GHEA Grapalat1" officeooo:paragraph-rsid="001d9dbe"/>
    </style:style>
    <style:style style:name="P64" style:family="paragraph" style:parent-style-name="Text_20_body" style:list-style-name="L77">
      <style:paragraph-properties fo:margin-left="0.25in" fo:margin-right="0in" fo:margin-top="0in" fo:margin-bottom="0in" style:contextual-spacing="false" fo:text-indent="-0.25in" style:auto-text-indent="false"/>
      <style:text-properties style:use-window-font-color="true" style:font-name="GHEA Grapalat1" fo:font-size="10pt" fo:language="hy" fo:country="AM" fo:font-style="italic" officeooo:paragraph-rsid="001d9dbe" style:font-name-asian="DejaVu Sans" style:font-size-asian="10pt" style:language-asian="zh" style:country-asian="CN" style:font-style-asian="italic" style:font-name-complex="DejaVu Sans" style:font-size-complex="12pt" style:language-complex="en" style:country-complex="US" style:font-style-complex="italic"/>
    </style:style>
    <style:style style:name="P65" style:family="paragraph" style:parent-style-name="Title" style:master-page-name="Standard">
      <style:paragraph-properties fo:margin-top="0.1665in" fo:margin-bottom="0.0835in" style:contextual-spacing="false" style:page-number="auto"/>
      <style:text-properties style:font-name="GHEA Grapalat1"/>
    </style:style>
    <style:style style:name="P6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10pt" style:font-size-asian="10pt" style:font-size-complex="10pt" fo:hyphenate="false"/>
    </style:style>
    <style:style style:name="P68"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6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style:font-name="GHEA Grapalat1" fo:font-size="10pt" style:font-size-asian="10pt" style:font-size-complex="10pt" fo:hyphenate="false"/>
    </style:style>
    <style:style style:name="P70" style:family="paragraph">
      <style:paragraph-properties fo:text-align="center"/>
    </style:style>
    <style:style style:name="P71" style:family="paragraph">
      <style:paragraph-properties fo:text-align="center"/>
      <style:text-properties fo:font-size="10pt" style:font-size-asian="10pt" style:font-size-complex="10pt"/>
    </style:style>
    <style:style style:name="P72" style:family="paragraph">
      <style:paragraph-properties fo:text-align="center"/>
      <style:text-properties style:font-name="GHEA Grapalat1" fo:font-size="10pt" style:font-size-asian="10pt" style:font-size-complex="10pt"/>
    </style:style>
    <style:style style:name="P73" style:family="paragraph">
      <style:paragraph-properties fo:text-align="start"/>
    </style:style>
    <style:style style:name="P74" style:family="paragraph">
      <style:paragraph-properties fo:text-align="center"/>
      <style:text-properties fo:font-size="8pt"/>
    </style:style>
    <style:style style:name="P75"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ffffff" fo:font-size="10pt" style:font-size-asian="10pt" style:font-size-complex="10pt" fo:hyphenate="false"/>
    </style:style>
    <style:style style:name="P76" style:family="paragraph">
      <style:paragraph-properties fo:text-align="center"/>
      <style:text-properties fo:font-size="10pt"/>
    </style:style>
    <style:style style:name="P77" style:family="paragraph">
      <style:text-properties fo:font-size="12pt"/>
    </style:style>
    <style:style style:name="P78" style:family="paragraph">
      <style:paragraph-properties fo:text-align="center"/>
      <style:text-properties fo:font-size="9pt" style:font-size-asian="9pt" style:font-size-complex="9pt"/>
    </style:style>
    <style:style style:name="P79" style:family="paragraph">
      <style:text-properties fo:font-size="9pt" style:font-size-asian="9pt" style:font-size-complex="9pt"/>
    </style:style>
    <style:style style:name="P80"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ffffff" fo:font-size="9pt" style:font-size-asian="9pt" style:font-size-complex="9pt" fo:hyphenate="false"/>
    </style:style>
    <style:style style:name="P81" style:family="paragraph">
      <style:paragraph-properties fo:text-align="start"/>
      <style:text-properties style:font-name="GHEA Grapalat1" fo:font-size="10pt" style:font-size-asian="10pt" style:font-size-complex="10pt"/>
    </style:style>
    <style:style style:name="P82" style:family="paragraph">
      <style:text-properties fo:font-size="10pt"/>
    </style:style>
    <style:style style:name="P83" style:family="paragraph">
      <style:paragraph-properties fo:text-align="center"/>
      <style:text-properties fo:font-size="12pt"/>
    </style:style>
    <style:style style:name="T1" style:family="text">
      <style:text-properties fo:language="en" fo:country="US"/>
    </style:style>
    <style:style style:name="T2" style:family="text">
      <style:text-properties fo:language="en" fo:country="US" fo:font-style="italic" fo:background-color="transparent" loext:char-shading-value="0" style:language-asian="zh" style:country-asian="CN" style:font-style-asian="italic" style:language-complex="en" style:country-complex="US" style:font-style-complex="italic"/>
    </style:style>
    <style:style style:name="T3" style:family="text">
      <style:text-properties fo:language="en" fo:country="US" style:language-asian="zh" style:country-asian="CN" style:language-complex="en" style:country-complex="US"/>
    </style:style>
    <style:style style:name="T4" style:family="text">
      <style:text-properties fo:language="en" fo:country="US" style:font-name-complex="Sylfaen" style:font-size-complex="10pt"/>
    </style:style>
    <style:style style:name="T5" style:family="text">
      <style:text-properties fo:language="hy" fo:country="AM"/>
    </style:style>
    <style:style style:name="T6" style:family="text">
      <style:text-properties fo:language="hy" fo:country="AM" fo:font-style="italic" style:font-style-asian="italic" style:font-name-complex="Cambria" style:font-size-complex="10pt" style:font-style-complex="italic"/>
    </style:style>
    <style:style style:name="T7" style:family="text">
      <style:text-properties fo:language="hy" fo:country="AM" fo:font-style="italic" style:font-style-asian="italic" style:font-style-complex="italic"/>
    </style:style>
    <style:style style:name="T8" style:family="text">
      <style:text-properties fo:language="hy" fo:country="AM" fo:font-style="italic" style:font-style-asian="italic" style:font-name-complex="Sylfaen" style:font-size-complex="10pt" style:font-style-complex="italic"/>
    </style:style>
    <style:style style:name="T9" style:family="text">
      <style:text-properties fo:language="hy" fo:country="AM" fo:font-style="italic" fo:font-weight="bold" style:font-style-asian="italic" style:font-weight-asian="bold" style:font-style-complex="italic" style:font-weight-complex="bold"/>
    </style:style>
    <style:style style:name="T10" style:family="text">
      <style:text-properties fo:language="hy" fo:country="AM" fo:font-style="italic" fo:background-color="transparent" loext:char-shading-value="0" style:font-style-asian="italic" style:font-style-complex="italic"/>
    </style:style>
    <style:style style:name="T11" style:family="text">
      <style:text-properties fo:language="hy" fo:country="AM" fo:font-weight="bold" style:font-weight-asian="bold" style:font-weight-complex="bold"/>
    </style:style>
    <style:style style:name="T12" style:family="text">
      <style:text-properties fo:language="hy" fo:country="AM" fo:font-weight="normal" style:font-weight-asian="normal" style:font-weight-complex="normal"/>
    </style:style>
    <style:style style:name="T13" style:family="text">
      <style:text-properties style:font-name-asian="MS Gothic"/>
    </style:style>
    <style:style style:name="T14" style:family="text">
      <style:text-properties style:font-name-asian="MS Gothic" style:font-name-complex="DejaVu Sans3"/>
    </style:style>
    <style:style style:name="T15" style:family="text">
      <style:text-properties style:font-name-complex="DejaVu Sans3"/>
    </style:style>
    <style:style style:name="T16" style:family="text">
      <style:text-properties style:font-name-asian="DejaVu Sans" style:font-name-complex="DejaVu Sans"/>
    </style:style>
    <style:style style:name="T17" style:family="text">
      <style:text-properties style:use-window-font-color="true" fo:font-size="10pt" fo:language="hy" fo:country="AM" fo:font-style="italic" style:letter-kerning="true" style:font-name-asian="DejaVu Sans" style:font-size-asian="10pt" style:language-asian="zh" style:country-asian="CN" style:font-style-asian="italic" style:font-name-complex="DejaVu Sans" style:font-size-complex="12pt" style:language-complex="en" style:country-complex="US" style:font-style-complex="italic"/>
    </style:style>
    <style:style style:name="T18" style:family="text">
      <style:text-properties style:use-window-font-color="true" fo:font-size="10pt" fo:language="hy" fo:country="AM" style:letter-kerning="true" style:font-name-asian="DejaVu Sans" style:font-size-asian="10pt" style:language-asian="zh" style:country-asian="CN" style:font-name-complex="DejaVu Sans3" style:font-size-complex="12pt" style:language-complex="en" style:country-complex="US"/>
    </style:style>
    <style:style style:name="T19" style:family="text">
      <style:text-properties style:use-window-font-color="true" fo:font-size="10pt" style:letter-kerning="true" style:font-name-asian="DejaVu Sans" style:font-size-asian="10pt" style:language-asian="zh" style:country-asian="CN" style:font-name-complex="DejaVu Sans" style:font-size-complex="12pt" style:language-complex="en" style:country-complex="US"/>
    </style:style>
    <style:style style:name="T20" style:family="text">
      <style:text-properties style:use-window-font-color="true" fo:font-size="10pt" style:letter-kerning="true" style:font-size-asian="10pt" style:language-asian="zh" style:country-asian="CN" style:font-size-complex="12pt" style:language-complex="en" style:country-complex="US"/>
    </style:style>
    <style:style style:name="T21" style:family="text">
      <style:text-properties style:letter-kerning="true"/>
    </style:style>
    <style:style style:name="T22" style:family="text">
      <style:text-properties officeooo:rsid="0005d352"/>
    </style:style>
    <style:style style:name="T23" style:family="text">
      <style:text-properties officeooo:rsid="0006e0e2"/>
    </style:style>
    <style:style style:name="T24" style:family="text">
      <style:text-properties officeooo:rsid="00095126"/>
    </style:style>
    <style:style style:name="T25" style:family="text">
      <style:text-properties officeooo:rsid="00163917"/>
    </style:style>
    <style:style style:name="T26" style:family="text">
      <style:text-properties officeooo:rsid="001d73d2"/>
    </style:style>
    <style:style style:name="T27" style:family="text">
      <style:text-properties fo:background-color="transparent" loext:char-shading-value="0"/>
    </style:style>
    <style:style style:name="T28" style:family="text">
      <style:text-properties officeooo:rsid="00166417" fo:background-color="transparent" loext:char-shading-value="0"/>
    </style:style>
    <style:style style:name="T29" style:family="text">
      <style:text-properties officeooo:rsid="001ea10c" fo:background-color="transparent" loext:char-shading-value="0"/>
    </style:style>
    <style:style style:name="T30" style:family="text">
      <style:text-properties officeooo:rsid="00248c58" fo:background-color="transparent" loext:char-shading-value="0"/>
    </style:style>
    <style:style style:name="T31" style:family="text">
      <style:text-properties officeooo:rsid="00211bb7"/>
    </style:style>
    <style:style style:name="T32" style:family="text">
      <style:text-properties fo:font-style="italic" fo:background-color="transparent" loext:char-shading-value="0" style:font-style-asian="italic" style:font-style-complex="italic"/>
    </style:style>
    <style:style style:name="T33" style:family="text">
      <style:text-properties fo:font-style="italic" officeooo:rsid="000dc929" fo:background-color="transparent" loext:char-shading-value="0" style:font-style-asian="italic" style:font-style-complex="italic"/>
    </style:style>
    <style:style style:name="T34" style:family="text">
      <style:text-properties fo:font-style="italic" style:font-style-asian="italic" style:font-style-complex="italic"/>
    </style:style>
    <style:style style:name="T35" style:family="text">
      <style:text-properties officeooo:rsid="001034c9"/>
    </style:style>
    <style:style style:name="T36" style:family="text">
      <style:text-properties officeooo:rsid="00121a65"/>
    </style:style>
    <style:style style:name="T37" style:family="text">
      <style:text-properties officeooo:rsid="0013c4c0"/>
    </style:style>
    <style:style style:name="T38" style:family="text">
      <style:text-properties officeooo:rsid="00166417"/>
    </style:style>
    <style:style style:name="T39" style:family="text">
      <style:text-properties officeooo:rsid="00091690"/>
    </style:style>
    <style:style style:name="T40" style:family="text">
      <style:text-properties officeooo:rsid="00248c58"/>
    </style:style>
    <style:style style:name="T41" style:family="text">
      <style:text-properties officeooo:rsid="0018655d"/>
    </style:style>
    <style:style style:name="T42" style:family="text">
      <style:text-properties officeooo:rsid="001959b6"/>
    </style:style>
    <style:style style:name="T43" style:family="text">
      <style:text-properties officeooo:rsid="001f9520"/>
    </style:style>
    <style:style style:name="T44" style:family="text">
      <style:text-properties officeooo:rsid="0021086f"/>
    </style:style>
    <style:style style:name="T45" style:family="text">
      <style:text-properties officeooo:rsid="001c9fd6"/>
    </style:style>
    <style:style style:name="T46" style:family="text">
      <style:text-properties officeooo:rsid="001d9dbe"/>
    </style:style>
    <style:style style:name="T47" style:family="text">
      <style:text-properties style:use-window-font-color="true" style:text-outline="false" style:text-line-through-style="none" style:text-line-through-type="none" style:text-position="0% 100%" style:font-name="DejaVu Sans1" fo:font-size="10pt" fo:letter-spacing="normal" fo:language="hy" fo:country="AM" fo:font-style="normal" fo:text-shadow="none" style:text-underline-style="none" fo:font-weight="normal" style:text-underline-mode="continuous" style:text-overline-mode="continuous" style:text-line-through-mode="continuous" style:letter-kerning="false" style:font-name-asian="DejaVu Sans2" style:font-size-asian="10pt" style:language-asian="en" style:country-asian="US" style:font-style-asian="normal" style:font-weight-asian="normal" style:font-name-complex="DejaVu Sans2"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8" style:family="text">
      <style:text-properties fo:color="#ffffff" style:text-outline="false" style:text-line-through-style="none" style:text-line-through-type="none" style:text-position="0% 100%" style:font-name="GHEA Grapalat1" fo:font-size="10pt" fo:letter-spacing="normal" fo:language="hy" fo:country="AM" fo:font-style="normal" fo:text-shadow="none" style:text-underline-style="none" fo:font-weight="normal" style:text-underline-mode="continuous" style:text-overline-mode="continuous" style:text-line-through-mode="continuous" style:letter-kerning="false" style:font-name-asian="DejaVu Sans2" style:font-size-asian="10pt" style:language-asian="en" style:country-asian="US" style:font-style-asian="normal" style:font-weight-asian="normal" style:font-name-complex="DejaVu Sans2"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9" style:family="text">
      <style:text-properties style:use-window-font-color="true" style:text-outline="false" style:text-line-through-style="none" style:text-line-through-type="none" style:text-position="0% 100%" style:font-name="GHEA Grapalat1" fo:font-size="10pt" fo:letter-spacing="normal" fo:language="hy" fo:country="AM" fo:font-style="normal" fo:text-shadow="none" style:text-underline-style="none" fo:font-weight="normal" style:text-underline-mode="continuous" style:text-overline-mode="continuous" style:text-line-through-mode="continuous" style:letter-kerning="false" style:font-name-asian="DejaVu Sans2" style:font-size-asian="10pt" style:language-asian="en" style:country-asian="US" style:font-style-asian="normal" style:font-weight-asian="normal" style:font-name-complex="DejaVu Sans2"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50" style:family="text">
      <style:text-properties fo:font-size="10pt" style:font-size-asian="10pt" style:font-size-complex="10pt"/>
    </style:style>
    <style:style style:name="T51" style:family="text">
      <style:text-properties fo:font-size="8pt"/>
    </style:style>
    <style:style style:name="T52" style:family="text">
      <style:text-properties fo:color="#ffffff" fo:font-size="10pt" style:font-size-asian="10pt" style:font-size-complex="10pt"/>
    </style:style>
    <style:style style:name="T53" style:family="text">
      <style:text-properties fo:font-size="10pt"/>
    </style:style>
    <style:style style:name="T54" style:family="text">
      <style:text-properties fo:font-size="9pt" style:font-size-asian="9pt" style:font-size-complex="9pt"/>
    </style:style>
    <style:style style:name="T55" style:family="text">
      <style:text-properties fo:color="#ffffff" fo:font-size="9pt" style:font-size-asian="9pt" style:font-size-complex="9pt"/>
    </style:style>
    <style:style style:name="T56" style:family="text">
      <style:text-properties fo:color="#000000" style:text-outline="false" style:text-line-through-style="none" style:text-line-through-type="none" style:text-position="0% 100%" style:font-name="GHEA Grapalat1" fo:font-size="10pt" fo:letter-spacing="normal" fo:language="hy" fo:country="AM" fo:font-style="normal" fo:text-shadow="none" style:text-underline-style="none" fo:font-weight="normal" style:text-underline-mode="continuous" style:text-overline-mode="continuous" style:text-line-through-mode="continuous" style:letter-kerning="false" style:font-name-asian="DejaVu Sans2" style:font-size-asian="10pt" style:language-asian="en" style:country-asian="US" style:font-style-asian="normal" style:font-weight-asian="normal" style:font-name-complex="DejaVu Sans2"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57" style:family="text">
      <style:text-properties fo:font-size="12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prefix=" " style:num-suffix="․" style:num-format="1">
        <style:list-level-properties text:list-level-position-and-space-mode="label-alignment">
          <style:list-level-label-alignment text:label-followed-by="space"/>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ffffff" draw:textarea-horizontal-align="center" draw:textarea-vertical-align="bottom"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top"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eeeeee" draw:textarea-horizontal-align="center" draw:textarea-vertical-align="middle" style:run-through="foreground"/>
    </style:style>
    <style:style style:name="gr5" style:family="graphic">
      <style:graphic-properties draw:textarea-horizontal-align="center" draw:textarea-vertical-align="top" style:run-through="foreground"/>
    </style:style>
    <style:style style:name="gr6" style:family="graphic">
      <style:graphic-properties draw:textarea-horizontal-align="center" draw:textarea-vertical-align="middle" style:run-through="foreground"/>
    </style:style>
    <style:style style:name="gr7" style:family="graphic">
      <style:graphic-properties draw:fill="solid" draw:fill-color="#004586" draw:textarea-horizontal-align="center" draw:textarea-vertical-align="top" style:run-through="foreground"/>
    </style:style>
    <style:style style:name="gr8" style:family="graphic">
      <style:graphic-properties style:run-through="foreground"/>
    </style:style>
    <style:style style:name="gr9" style:family="graphic">
      <style:graphic-properties draw:fill="solid" draw:fill-color="#004586" draw:textarea-horizontal-align="justify" draw:textarea-vertical-align="middle" draw:auto-grow-height="false" fo:min-height="0.1102in" fo:min-width="0.4181in" style:run-through="foreground"/>
    </style:style>
    <style:style style:name="gr10" style:family="graphic">
      <style:graphic-properties draw:fill-color="#ffcccc" draw:textarea-horizontal-align="justify" draw:textarea-vertical-align="middle" draw:auto-grow-height="false" fo:min-height="0.2882in" fo:min-width="0.8354in" style:run-through="foreground"/>
    </style:style>
    <style:style style:name="gr11" style:family="graphic">
      <style:graphic-properties draw:fill="solid" draw:fill-color="#004586" draw:textarea-horizontal-align="justify" draw:textarea-vertical-align="middle" draw:auto-grow-height="false" fo:min-height="0.1102in" fo:min-width="0.4307in" style:run-through="foreground"/>
    </style:style>
    <style:style style:name="gr12" style:family="graphic">
      <style:graphic-properties draw:fill-color="#ffffff" draw:textarea-horizontal-align="center" draw:textarea-vertical-align="top" style:run-through="foreground"/>
    </style:style>
    <style:style style:name="gr13" style:family="graphic">
      <style:graphic-properties draw:fill-color="#eeeeee" draw:textarea-horizontal-align="center" draw:textarea-vertical-align="bottom" style:run-through="foreground"/>
    </style:style>
    <style:style style:name="gr14" style:family="graphic">
      <style:graphic-properties draw:fill="solid" draw:fill-color="#ffcccc" draw:textarea-horizontal-align="center" draw:textarea-vertical-align="bottom" style:run-through="foreground"/>
    </style:style>
    <style:style style:name="gr15" style:family="graphic">
      <style:graphic-properties draw:fill="solid" draw:fill-color="#cfe7f5" draw:textarea-horizontal-align="center" draw:textarea-vertical-align="bottom" style:run-through="foreground"/>
    </style:style>
    <style:style style:name="gr16" style:family="graphic">
      <style:graphic-properties draw:textarea-horizontal-align="justify" draw:textarea-vertical-align="middle" draw:auto-grow-height="false" fo:min-height="0.2984in" fo:min-width="0.3535in" style:run-through="foreground"/>
    </style:style>
    <style:style style:name="gr17" style:family="graphic">
      <style:graphic-properties draw:textarea-horizontal-align="justify" draw:textarea-vertical-align="middle" draw:auto-grow-height="false" fo:min-height="0.298in" fo:min-width="0.4165in" style:run-through="foreground"/>
    </style:style>
    <style:style style:name="gr18" style:family="graphic">
      <style:graphic-properties draw:textarea-horizontal-align="justify" draw:textarea-vertical-align="middle" draw:auto-grow-height="false" fo:min-height="0.2244in" fo:min-width="0.5965in" style:run-through="foreground"/>
    </style:style>
    <style:style style:name="gr19" style:family="graphic">
      <style:graphic-properties draw:fill="solid" draw:fill-color="#004586" draw:textarea-horizontal-align="justify" draw:textarea-vertical-align="middle" draw:auto-grow-height="false" fo:min-height="0.1102in" fo:min-width="0.5945in" style:run-through="foreground"/>
    </style:style>
    <style:style style:name="gr20" style:family="graphic">
      <style:graphic-properties draw:textarea-horizontal-align="justify" draw:textarea-vertical-align="middle" draw:auto-grow-height="false" fo:min-height="0.2984in" fo:min-width="0.3791in" style:run-through="foreground"/>
    </style:style>
    <style:style style:name="gr21" style:family="graphic">
      <style:graphic-properties draw:textarea-horizontal-align="justify" draw:textarea-vertical-align="middle" draw:auto-grow-height="false" fo:min-height="0.3in" fo:min-width="0.4472in" style:run-through="foreground"/>
    </style:style>
    <style:style style:name="gr22" style:family="graphic">
      <style:graphic-properties draw:textarea-horizontal-align="justify" draw:textarea-vertical-align="middle" draw:auto-grow-height="false" fo:min-height="0.2256in" fo:min-width="0.6402in" style:run-through="foreground"/>
    </style:style>
    <style:style style:name="gr23" style:family="graphic">
      <style:graphic-properties draw:fill="solid" draw:fill-color="#004586" draw:textarea-horizontal-align="justify" draw:textarea-vertical-align="middle" draw:auto-grow-height="false" fo:min-height="0.1102in" fo:min-width="0.3783in" style:run-through="foreground"/>
    </style:style>
    <style:style style:name="gr24" style:family="graphic">
      <style:graphic-properties draw:fill-color="#ccff99"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textarea-horizontal-align="justify" draw:textarea-vertical-align="middle" draw:auto-grow-height="false" fo:min-height="0.3028in" fo:min-width="0.3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solid" draw:fill-color="#ffcccc" draw:textarea-horizontal-align="justify" draw:textarea-vertical-align="middle" draw:auto-grow-height="false" fo:min-height="0.2791in" fo:min-width="0.9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textarea-horizontal-align="justify" draw:textarea-vertical-align="middle" draw:auto-grow-height="false" fo:min-height="0.5437in" fo:min-width="0.2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solid" draw:fill-color="#004586" draw:textarea-horizontal-align="justify" draw:textarea-vertical-align="middle" draw:auto-grow-height="false" fo:min-height="0.1102in" fo:min-width="0.3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textarea-horizontal-align="justify" draw:textarea-vertical-align="middle" draw:auto-grow-height="false" fo:min-height="0.5102in" fo:min-width="0.2252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20">
      <number:year number:style="long"/>
      <number:text>-</number:text>
      <number:month number:textual="true"/>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40"/>
      <text:p text:style-name="P40"/>
      <text:p text:style-name="P40"/>
      <text:p text:style-name="P40"/>
      <text:p text:style-name="P48"/>
      <text:p text:style-name="P40"/>
      <text:p text:style-name="P41"><text:title>Յաւելուած Ա</text:title></text:p>
      <text:p text:style-name="P49"><text:subject>Լեւիաթան բաշխուած ԾԱ հարթակ</text:subject></text:p>
      <text:p text:style-name="P32">(անգլերեն բովանդակություն)</text:p>
      <text:p text:style-name="P3"><text:span text:style-name="T15">Տարբերակ </text:span><text:span text:style-name="T15"><text:user-defined style:data-style-name="N0" text:name="Տարբերակ">1.5</text:user-defined></text:span></text:p>
      <text:p text:style-name="P4"/>
      <text:p text:style-name="P4">Կնքուած <text:s/><text:user-defined style:data-style-name="N120" text:name="Կնքման ամսաթիւ">2018-Օգոստոս֊21</text:user-defined><text:span text:style-name="T13">֊ին</text:span></text:p>
      <text:p text:style-name="P3"><text:span text:style-name="T15"><text:user-defined style:data-style-name="N0" text:name="Մշակող">«Է֊Հայք» ՍՊԸ</text:user-defined></text:span><text:span text:style-name="T15">, </text:span><text:span text:style-name="T15"><text:user-defined style:data-style-name="N0" text:name="Մշակողի Հասցէ">ՀՀ, ք․ Երեւան, Ծարաւ Աղբիւրի 134/1</text:user-defined></text:span><text:span text:style-name="T15"> (այսուհետ՝ Մշակող) </text:span><text:span text:style-name="T18">եւ</text:span></text:p>
      <text:p text:style-name="P3"><text:span text:style-name="T15"><text:user-defined style:data-style-name="N0" text:name="Գնորդ">«Յուքոմ» ՍՊԸ</text:user-defined></text:span><text:span text:style-name="T15">, <text:s/></text:span><text:span text:style-name="T15"><text:user-defined style:data-style-name="N0" text:name="Գնորդի Հասցէ">ՀՀ, ք․ Երեւան, Գ․ Լուսաւորչի 9</text:user-defined></text:span><text:span text:style-name="T15"> (այսուհետ՝ Գնորդ) միջ</text:span><text:span text:style-name="T18">եւ</text:span><text:span text:style-name="T15">՝<text:line-break/><text:line-break/></text:span><text:span text:style-name="T14"><text:user-defined style:data-style-name="N120" text:name="Կնքման ամսաթիւ">2018-Օգոստոս֊21</text:user-defined></text:span><text:span text:style-name="T15">-ին կնքուած<text:line-break/>«Սարքաւորման </text:span><text:span text:style-name="T18">եւ</text:span><text:span text:style-name="T15"> ծրագրային լուծումների լրամշակում </text:span><text:span text:style-name="T18">եւ</text:span><text:span text:style-name="T15"> ներառում» <text:line-break/>պայմանագրի (այսուհետ՝ Պայմանագիր) շրջանակներում</text:span></text:p>
      <text:p text:style-name="P37"><draw:frame draw:style-name="fr1" draw:name="Frame2" text:anchor-type="paragraph" svg:x="0in" svg:y="-0.0583in" svg:width="6.5264in" draw:z-index="0"><draw:text-box fo:min-height="9.2528in"><text:p text:style-name="Drawing"><draw:rect text:anchor-type="paragraph" draw:z-index="1" draw:style-name="gr1" draw:text-style-name="P67" svg:width="1.2425in" svg:height="8.1622in" svg:x="0.2283in" svg:y="0.2626in"><text:p text:style-name="P66"><text:span text:style-name="T47">11. User</text:span></text:p><text:p text:style-name="P66"><text:span text:style-name="T47">֊ office</text:span></text:p><text:p text:style-name="P66"><text:span text:style-name="T47">֊ apartment</text:span></text:p><text:p text:style-name="P66"><text:span text:style-name="T47">․․․</text:span></text:p></draw:rect><draw:rect text:anchor-type="paragraph" draw:z-index="2" draw:style-name="gr2" draw:text-style-name="P69" svg:width="2.776in" svg:height="9.0087in" svg:x="1.8752in" svg:y="0.0362in"><text:p text:style-name="P68"><text:span text:style-name="T48">1. Leviathan Network OS</text:span></text:p><text:p text:style-name="P66"><text:span text:style-name="T48"/></text:p><text:p text:style-name="P66"><text:span text:style-name="T48">- distributed data storage</text:span></text:p><text:p text:style-name="P66"><text:span text:style-name="T48">֊ distributed computing</text:span></text:p><text:p text:style-name="P66"><text:span text:style-name="T48">֊ distributed system for rating and payments</text:span></text:p><text:p text:style-name="P66"><text:span text:style-name="T49"><text:s text:c="2"/></text:span></text:p></draw:rect><draw:g text:anchor-type="paragraph" draw:z-index="3" draw:style-name="gr3"><draw:rect draw:style-name="gr4" draw:text-style-name="P71" svg:width="2.2988in" svg:height="1.5004in" svg:x="2.0374in" svg:y="7.389in"><text:p text:style-name="P70"><text:span text:style-name="T50">5. Այլ յաւելուածներ </text:span></text:p></draw:rect><draw:rect draw:style-name="gr4" draw:text-style-name="P71" svg:width="2.2988in" svg:height="1.5004in" svg:x="2.0858in" svg:y="7.4307in"><text:p text:style-name="P70"><text:span text:style-name="T50">5. Այլ յաւելուածներ </text:span></text:p></draw:rect><draw:rect draw:style-name="gr4" draw:text-style-name="P72" svg:width="2.2988in" svg:height="1.5004in" svg:x="2.1417in" svg:y="7.4933in"><text:p text:style-name="P68"><text:span text:style-name="T49">5. Other Leviathan OS apps</text:span></text:p><text:p text:style-name="P66"><text:span text:style-name="T49">- Network of Armath labs</text:span></text:p><text:p text:style-name="P66"><text:span text:style-name="T49">֊ Leviathan social network platform </text:span></text:p><text:p text:style-name="P66"><text:span text:style-name="T49">֊ SW for electronic management</text:span></text:p><text:p text:style-name="P66"><text:span text:style-name="T49">֊ SW for private companies...</text:span></text:p></draw:rect></draw:g><draw:g text:anchor-type="paragraph" draw:z-index="4" draw:style-name="gr3"><draw:rect draw:style-name="gr5" draw:text-style-name="P74" svg:width="1.0622in" svg:height="1.0433in" svg:x="0.3327in" svg:y="3.711in"><text:p text:style-name="P73"><text:span text:style-name="T51"><text:s text:c="2"/></text:span><text:span text:style-name="T51">14. Doorbell, doorlock ․․․</text:span></text:p><text:p><text:span text:style-name="T51"/></text:p></draw:rect><draw:ellipse draw:style-name="gr6" draw:text-style-name="P70" svg:width="0.2496in" svg:height="0.1996in" svg:x="0.4154in" svg:y="4.0094in"><text:p/></draw:ellipse><draw:rect draw:style-name="gr6" draw:text-style-name="P70" svg:width="0.5988in" svg:height="0.3217in" svg:x="0.7429in" svg:y="4.0181in"><text:p/></draw:rect><draw:ellipse draw:style-name="gr6" draw:text-style-name="P70" svg:width="0.1157in" svg:height="0.0835in" draw:transform="rotate (-3.14159265358979) translate (0.590277777777778in 4.34375in)"><text:p/></draw:ellipse><draw:rect draw:style-name="gr7" draw:text-style-name="P75" svg:width="0.9831in" svg:height="0.3031in" svg:x="0.3764in" svg:y="4.4047in"><text:p text:style-name="P68"><text:span text:style-name="T52">9. Leviathan </text:span><text:span text:style-name="T52"><text:line-break/></text:span><text:span text:style-name="T52">P2P</text:span></text:p></draw:rect></draw:g><draw:g text:anchor-type="paragraph" draw:z-index="5" draw:style-name="gr3"><draw:g draw:style-name="gr8"><draw:rect draw:style-name="gr5" draw:text-style-name="P76" svg:width="1.0524in" svg:height="0.5157in" svg:x="0.3071in" svg:y="6.878in"><text:p text:style-name="P70"><text:span text:style-name="T53">17. ОТТ K1+</text:span></text:p></draw:rect><draw:rect draw:style-name="gr7" draw:text-style-name="P75" svg:width="0.9831in" svg:height="0.3031in" svg:x="0.3307in" svg:y="7.0453in"><text:p text:style-name="P68"><text:span text:style-name="T52">9. Leviathan </text:span><text:span text:style-name="T52"><text:line-break/></text:span><text:span text:style-name="T52">P2P</text:span></text:p></draw:rect></draw:g><draw:custom-shape draw:style-name="gr9" draw:text-style-name="P77" svg:width="0.5213in" svg:height="0.2205in" svg:x="1.3244in" svg:y="7.1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g text:anchor-type="paragraph" draw:z-index="6" draw:style-name="gr3"><draw:custom-shape draw:style-name="gr9" draw:text-style-name="P77" svg:width="0.5213in" svg:height="0.2205in" svg:x="1.3244in" svg:y="6.311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 draw:style-name="gr8"><draw:rect draw:style-name="gr5" draw:text-style-name="P76" svg:width="1.0732in" svg:height="0.5425in" svg:x="0.2937in" svg:y="5.9594in"><text:p text:style-name="P70"><text:span text:style-name="T53">16. STB ՀՅՍ</text:span></text:p></draw:rect><draw:rect draw:style-name="gr7" draw:text-style-name="P75" svg:width="0.9831in" svg:height="0.3031in" svg:x="0.3417in" svg:y="6.1465in"><text:p text:style-name="P68"><text:span text:style-name="T52">9. Leviathan </text:span><text:span text:style-name="T52"><text:line-break/></text:span><text:span text:style-name="T52">P2P</text:span></text:p></draw:rect></draw:g><draw:custom-shape draw:style-name="gr10" draw:text-style-name="P74" svg:width="1.0425in" svg:height="0.5748in" svg:x="1.3665in" svg:y="5.7366in"><text:p text:style-name="P70"><text:span text:style-name="T51">18. UCOM </text:span><text:span text:style-name="T51"><text:line-break/></text:span><text:span text:style-name="T51">Ցանց</text:spa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g text:anchor-type="paragraph" draw:z-index="7" draw:style-name="gr3"><draw:g draw:style-name="gr8"><draw:rect draw:style-name="gr5" draw:text-style-name="P76" svg:width="1.0732in" svg:height="0.7161in" svg:x="0.2709in" svg:y="4.9992in"><text:p text:style-name="P70"><text:span text:style-name="T53">15. Mobile device</text:span></text:p></draw:rect><draw:rect draw:style-name="gr7" draw:text-style-name="P75" svg:width="0.9831in" svg:height="0.3031in" svg:x="0.3264in" svg:y="5.3673in"><text:p text:style-name="P68"><text:span text:style-name="T52">9. Leviathan </text:span><text:span text:style-name="T52"><text:line-break/></text:span><text:span text:style-name="T52">P2P</text:span></text:p></draw:rect></draw:g><draw:custom-shape draw:style-name="gr11" draw:text-style-name="P77" svg:width="0.5362in" svg:height="0.2205in" svg:x="1.3091in" svg:y="5.4165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g text:anchor-type="paragraph" draw:z-index="8" draw:style-name="gr3"><draw:g draw:style-name="gr8"><draw:rect draw:style-name="gr12" draw:text-style-name="P71" svg:width="1.4169in" svg:height="3.2587in" svg:x="5.0492in" svg:y="0.5693in"><text:p text:style-name="P70"><text:span text:style-name="T50">6. UCOM data center</text:span></text:p></draw:rect><draw:rect draw:style-name="gr13" draw:text-style-name="P78" svg:width="1.1567in" svg:height="2.376in" svg:x="5.1874in" svg:y="1.2882in"><text:p text:style-name="P70"><text:span text:style-name="T54">Server 3...</text:span></text:p></draw:rect><draw:rect draw:style-name="gr13" draw:text-style-name="P78" svg:width="1.1567in" svg:height="2.376in" svg:x="5.2445in" svg:y="1.1004in"><text:p text:style-name="P70"><text:span text:style-name="T54">Server 2</text:span></text:p></draw:rect><draw:rect draw:style-name="gr14" draw:text-style-name="P78" svg:width="1.1024in" svg:height="1.0287in" svg:x="5.2988in" svg:y="0.9756in"><text:p text:style-name="P73"><text:span text:style-name="T54">8. OS: </text:span><text:span text:style-name="T54"><text:line-break/></text:span><text:span text:style-name="T54">- GNU/Linux</text:span></text:p><text:p text:style-name="P73"><text:span text:style-name="T54">- MS Windows</text:span></text:p><text:p text:style-name="P73"><text:span text:style-name="T54">- Mac OS X...</text:span></text:p></draw:rect><draw:rect draw:style-name="gr15" draw:text-style-name="P78" svg:width="1.1024in" svg:height="1.2807in" svg:x="5.2988in" svg:y="2.0039in"><text:p text:style-name="P70"><text:span text:style-name="T54">7. Server 1</text:span></text:p></draw:rect><draw:g draw:style-name="gr8"><draw:custom-shape draw:style-name="gr16" draw:text-style-name="P79" svg:width="0.6705in" svg:height="0.298in" svg:x="5.537in" svg:y="2.0768in"><text:p><text:span text:style-name="T54">HDD</text:span></text:p><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draw:style-name="gr17" draw:text-style-name="P79" svg:width="0.685in" svg:height="0.2976in" svg:x="5.5299in" svg:y="2.4638in"><text:p><text:span text:style-name="T54">CPU</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draw:custom-shape draw:style-name="gr18" draw:text-style-name="P79" svg:width="0.998in" svg:height="0.224in" svg:x="5.3728in" svg:y="2.8358in"><text:p><text:span text:style-name="T54">Network</text:span></text:p><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draw:custom-shape></draw:g><draw:rect draw:style-name="gr7" draw:text-style-name="P80" svg:width="0.9831in" svg:height="0.3031in" svg:x="5.361in" svg:y="1.0484in"><text:p text:style-name="P68"><text:span text:style-name="T55">9. Leviathan </text:span><text:span text:style-name="T55"><text:line-break/></text:span><text:span text:style-name="T55">P2P</text:span></text:p></draw:rect></draw:g><draw:custom-shape draw:style-name="gr19" draw:text-style-name="P77" svg:width="0.7421in" svg:height="0.2205in" svg:x="4.6209in" svg:y="1.100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g text:anchor-type="paragraph" draw:z-index="9" draw:style-name="gr3"><draw:rect draw:style-name="gr13" draw:text-style-name="P70" svg:width="1.4441in" svg:height="3.348in" svg:x="4.7516in" svg:y="4.3902in"><text:p text:style-name="P70">...</text:p></draw:rect><draw:rect draw:style-name="gr13" draw:text-style-name="P70" svg:width="1.4441in" svg:height="3.348in" svg:x="4.8854in" svg:y="4.2118in"><text:p text:style-name="P70">Other data centers</text:p></draw:rect><draw:g draw:style-name="gr8"><draw:rect draw:style-name="gr12" draw:text-style-name="P71" svg:width="1.4169in" svg:height="3.2587in" svg:x="5.0492in" svg:y="4.0728in"><text:p text:style-name="P70"><text:span text:style-name="T50">10. Instigate datacenter</text:span></text:p></draw:rect><draw:rect draw:style-name="gr13" draw:text-style-name="P78" svg:width="1.1567in" svg:height="2.376in" svg:x="5.1874in" svg:y="4.7917in"><text:p text:style-name="P70"><text:span text:style-name="T54"><text:s text:c="2"/></text:span><text:span text:style-name="T54">Server 3...</text:span></text:p></draw:rect><draw:rect draw:style-name="gr13" draw:text-style-name="P78" svg:width="1.1567in" svg:height="2.376in" svg:x="5.2445in" svg:y="4.6039in"><text:p text:style-name="P70"><text:span text:style-name="T54">Server 2</text:span></text:p></draw:rect><draw:rect draw:style-name="gr14" draw:text-style-name="P78" svg:width="1.1024in" svg:height="1.0287in" svg:x="5.2988in" svg:y="4.4791in"><text:p text:style-name="P73"><text:span text:style-name="T54">8. OS: </text:span><text:span text:style-name="T54"><text:line-break/></text:span><text:span text:style-name="T54">- GNU/Linux</text:span></text:p><text:p text:style-name="P73"><text:span text:style-name="T54">- MS Windows</text:span></text:p><text:p text:style-name="P73"><text:span text:style-name="T54">- Mac OS X...</text:span></text:p></draw:rect><draw:rect draw:style-name="gr15" draw:text-style-name="P78" svg:width="1.1024in" svg:height="1.2807in" svg:x="5.2988in" svg:y="5.5075in"><text:p text:style-name="P70"><text:span text:style-name="T54">7. Server 1</text:span></text:p></draw:rect><draw:g draw:style-name="gr8"><draw:custom-shape draw:style-name="gr16" draw:text-style-name="P79" svg:width="0.6705in" svg:height="0.298in" svg:x="5.537in" svg:y="5.5803in"><text:p><text:span text:style-name="T54">HDD</text:span></text:p><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draw:style-name="gr17" draw:text-style-name="P79" svg:width="0.685in" svg:height="0.2976in" svg:x="5.5299in" svg:y="5.9673in"><text:p><text:span text:style-name="T54">CPU</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draw:custom-shape draw:style-name="gr18" draw:text-style-name="P79" svg:width="0.998in" svg:height="0.224in" svg:x="5.3728in" svg:y="6.3394in"><text:p><text:span text:style-name="T54">Network</text:span></text:p><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draw:custom-shape></draw:g><draw:rect draw:style-name="gr7" draw:text-style-name="P75" svg:width="0.9831in" svg:height="0.3031in" svg:x="5.361in" svg:y="4.552in"><text:p text:style-name="P68"><text:span text:style-name="T52">9. Leviathan </text:span><text:span text:style-name="T52"><text:line-break/></text:span><text:span text:style-name="T52">P2P</text:span></text:p></draw:rect></draw:g><draw:custom-shape draw:style-name="gr19" draw:text-style-name="P77" svg:width="0.7421in" svg:height="0.2205in" svg:x="4.6209in" svg:y="4.5713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g text:anchor-type="paragraph" draw:z-index="10" draw:style-name="gr3"><draw:g draw:style-name="gr8"><draw:rect draw:style-name="gr14" draw:text-style-name="P78" svg:width="1.1823in" svg:height="1.0307in" svg:x="0.2528in" svg:y="0.4071in"><text:p text:style-name="P73"><text:span text:style-name="T54">8. OS: </text:span><text:span text:style-name="T54"><text:line-break/></text:span><text:span text:style-name="T54">- GNU/Linux</text:span></text:p><text:p text:style-name="P73"><text:span text:style-name="T54">- MS Windows</text:span></text:p><text:p text:style-name="P73"><text:span text:style-name="T54">- Mac OS X...</text:span></text:p></draw:rect><draw:rect draw:style-name="gr15" draw:text-style-name="P78" svg:width="1.1823in" svg:height="1.2831in" svg:x="0.2528in" svg:y="1.4354in"><text:p text:style-name="P70"><text:span text:style-name="T54">12. Computer</text:span></text:p></draw:rect><draw:g draw:style-name="gr8"><draw:custom-shape draw:style-name="gr20" draw:text-style-name="P79" svg:width="0.7189in" svg:height="0.298in" svg:x="0.5071in" svg:y="1.5087in"><text:p><text:span text:style-name="T54">HDD</text:span></text:p><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draw:style-name="gr21" draw:text-style-name="P79" svg:width="0.735in" svg:height="0.2996in" svg:x="0.5in" svg:y="1.8953in"><text:p><text:span text:style-name="T54">CPU</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draw:custom-shape draw:style-name="gr22" draw:text-style-name="P79" svg:width="1.0713in" svg:height="0.2252in" svg:x="0.3311in" svg:y="2.2673in"><text:p><text:span text:style-name="T54">Network</text:span></text:p><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draw:custom-shape></draw:g><draw:rect draw:style-name="gr7" draw:text-style-name="P80" svg:width="1.0551in" svg:height="0.3051in" svg:x="0.3189in" svg:y="0.478in"><text:p text:style-name="P68"><text:span text:style-name="T55">9. Leviathan </text:span><text:span text:style-name="T55"><text:line-break/></text:span><text:span text:style-name="T55">P2P</text:span></text:p></draw:rect></draw:g><draw:custom-shape draw:style-name="gr23" draw:text-style-name="P77" svg:width="0.4717in" svg:height="0.2205in" svg:x="1.3728in" svg:y="0.562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rect text:anchor-type="paragraph" draw:z-index="11" draw:style-name="gr24" draw:text-style-name="P81" svg:width="1.7961in" svg:height="1.7248in" svg:x="2.4063in" svg:y="1.7161in"><text:p text:style-name="P66"><text:span text:style-name="T49"><text:line-break/></text:span><text:span text:style-name="T49">2. U!Home App</text:span></text:p><text:p text:style-name="P66"><text:span text:style-name="T49">2.1 Camera management</text:span></text:p><text:p text:style-name="P66"><text:span text:style-name="T49">2.2 Call management</text:span></text:p><text:p text:style-name="P66"><text:span text:style-name="T49">…</text:span></text:p></draw:rect><draw:custom-shape text:anchor-type="paragraph" draw:z-index="13" draw:style-name="gr25" draw:text-style-name="P82" svg:width="0.6953in" svg:height="0.3024in" draw:transform="skewX (0.0253072741539177) rotate (-0.785398163397449) translate (0.827777777777778in 2.77569444444444in)"><text:p><text:span text:style-name="T53"><text:line-break/></text:span><text:span text:style-name="T53"><text:line-break/></text:span><text:span text:style-name="T53"><text:line-break/></text:span><text:span text:style-name="T53">13. Տեսախցիկ</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text:anchor-type="paragraph" draw:z-index="18" draw:style-name="gr29" draw:text-style-name="P83" svg:width="0.4488in" svg:height="0.637in" svg:x="3.6972in" svg:y="4.9862in"><text:p text:style-name="P70"><text:span text:style-name="T57">18</text:spa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5" draw:style-name="gr27" draw:text-style-name="P83" svg:width="0.5217in" svg:height="0.6787in" svg:x="3.6063in" svg:y="3.1909in"><text:p text:style-name="P70"><text:span text:style-name="T57">18</text:spa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6" draw:style-name="gr28" draw:text-style-name="P77" svg:width="0.4976in" svg:height="0.2205in" svg:x="1.3591in" svg:y="4.421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7" draw:style-name="gr24" draw:text-style-name="P81" svg:width="1.7953in" svg:height="1.8732in" svg:x="2.4091in" svg:y="5.3882in"><text:p text:style-name="P66"><text:span text:style-name="T49"><text:line-break/></text:span><text:span text:style-name="T49">4. Yerevak middleware</text:span><text:span text:style-name="T49"><text:line-break/></text:span><text:span text:style-name="T49">STB interface </text:span></text:p><text:p text:style-name="P66"><text:span text:style-name="T49">4.1 For U!Home </text:span></text:p><text:p text:style-name="P66"><text:span text:style-name="T49">4.2 For U!Drive</text:span></text:p><text:p text:style-name="P66"><text:span text:style-name="T49">…</text:span></text:p></draw:rect><draw:custom-shape text:anchor-type="paragraph" draw:z-index="14" draw:style-name="gr26" draw:text-style-name="P74" svg:width="1.1512in" svg:height="0.5571in" svg:x="1.3126in" svg:y="2.8398in"><text:p text:style-name="P70"><text:span text:style-name="T51">18. UCOM </text:span><text:span text:style-name="T51"><text:line-break/></text:span><text:span text:style-name="T51">Network</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2" draw:style-name="gr24" draw:text-style-name="P81" svg:width="1.7953in" svg:height="1.6933in" svg:x="2.4071in" svg:y="3.539in"><text:p text:style-name="P66"><text:span text:style-name="T49"><text:line-break/></text:span><text:span text:style-name="T49">3. U!Drive App</text:span><text:span text:style-name="T49"><text:line-break/></text:span><text:span text:style-name="T49">3.1 Video recordings</text:span></text:p><text:p text:style-name="P66"><text:span text:style-name="T49">3.2 </text:span><text:span text:style-name="T56">Internal data of </text:span></text:p><text:p text:style-name="P66"><text:span text:style-name="T49">U!Home App</text:span></text:p><text:p text:style-name="P66"><text:span text:style-name="T49"><text:s/></text:span></text:p><text:p text:style-name="P66"><text:span text:style-name="T49">…</text:span></text:p></draw:rect></text:p><text:p text:style-name="Drawing"/><text:p text:style-name="P38"><text:span text:style-name="T24">Diagram</text:span> <text:sequence text:ref-name="refDrawing0" text:name="Drawing" text:formula="ooow:Drawing+1" style:num-format="1">1</text:sequence>: <text:span text:style-name="T24">Infrastructure Architecture based on Leviathan OS</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list xml:id="list5409637887833291494" text:style-name="L77">
              <text:list-item>
                <text:p text:style-name="P57">Համագործակցութեան շրջանակը․</text:p>
              </text:list-item>
            </text:list>
          </table:table-cell>
          <table:table-cell table:style-name="Table1.A1" office:value-type="string">
            <text:p text:style-name="P6"/>
          </table:table-cell>
          <table:table-cell table:style-name="Table1.C1" office:value-type="string">
            <text:p text:style-name="P10">Scope of cooperation</text:p>
          </table:table-cell>
        </table:table-row>
        <table:table-row>
          <table:table-cell table:style-name="Table1.A2" office:value-type="string">
            <text:list xml:id="list154912007046285" text:continue-numbering="true" text:style-name="L77">
              <text:list-item>
                <text:list>
                  <text:list-item>
                    <text:p text:style-name="P63"><text:span text:style-name="T7">Գնորդին անհրաժեշտ է սեփական ցանցային կրիչների </text:span><text:span text:style-name="T17">եւ</text:span><text:span text:style-name="T7"> համացանցային ենթակառուցուածքի հիման վրայ իրականացուած ծրագրային ապահովում (ԾԱ), մասնաւորապէս՝ </text:span><text:span text:style-name="T17">uDrive</text:span><text:span text:style-name="T7"> առ֊ցանց պահոցը </text:span><text:span text:style-name="T17">եւ</text:span><text:span text:style-name="T7"> </text:span><text:span text:style-name="T17">uHome</text:span><text:span text:style-name="T7"> տեսահսկման համակարգը, </text:span><text:span text:style-name="T17">եւ</text:span><text:span text:style-name="T7"> այլն, այսուհետ, բոլորը միասին՝ Համակարգ։</text:span></text:p>
                  </text:list-item>
                </text:list>
              </text:list-item>
            </text:list>
          </table:table-cell>
          <table:table-cell table:style-name="Table1.A2" office:value-type="string">
            <text:p text:style-name="P50"/>
          </table:table-cell>
          <table:table-cell table:style-name="Table1.C2" office:value-type="string">
            <text:p text:style-name="P53">The Buyer needs to have a <text:span text:style-name="T46">software</text:span>, particularly <text:s/>uDrive online storage and uHome surveil<text:span text:style-name="T26">l</text:span>ance system, etc, all together hereinafter referred to as a System<text:span text:style-name="T27">, based on an infrastructure built on own sto</text:span>rage and internet infrastructure.</text:p>
          </table:table-cell>
        </table:table-row>
        <table:table-row>
          <table:table-cell table:style-name="Table1.A2" office:value-type="string">
            <text:list xml:id="list154911249136983" text:continue-numbering="true" text:style-name="L77">
              <text:list-item>
                <text:list>
                  <text:list-item>
                    <text:p text:style-name="P57">Մշակողը տրամադրում է <text:span text:style-name="T4">Գ</text:span>նորդին Համակարգի մշակման <text:span text:style-name="T19">եւ</text:span> սպասարկման ծառայութիւններ։</text:p>
                  </text:list-item>
                </text:list>
              </text:list-item>
            </text:list>
          </table:table-cell>
          <table:table-cell table:style-name="Table1.A2" office:value-type="string">
            <text:p text:style-name="P6"/>
          </table:table-cell>
          <table:table-cell table:style-name="Table1.C2" office:value-type="string">
            <text:p text:style-name="P10">The Developer shall provide to the Buyer s<text:span text:style-name="T31">e</text:span>rvices of System development and maintenance.</text:p>
          </table:table-cell>
        </table:table-row>
        <table:table-row>
          <table:table-cell table:style-name="Table1.A2" office:value-type="string">
            <text:list xml:id="list154910796179909" text:continue-numbering="true" text:style-name="L77">
              <text:list-item>
                <text:list>
                  <text:list-item>
                    <text:p text:style-name="P60"><text:span text:style-name="T7">Համակարգի իրականացման համար օգտագործուում է «Լ</text:span><text:span text:style-name="T17">եւ</text:span><text:span text:style-name="T7">իաթան» ՓԲԸ </text:span><text:span text:style-name="T8">ընկերութեան կողմից մշակուող</text:span><text:span text:style-name="T6"> </text:span><text:span text:style-name="T7">բաշխուած ԾԱ հարթակը։</text:span></text:p>
                  </text:list-item>
                </text:list>
              </text:list-item>
            </text:list>
          </table:table-cell>
          <table:table-cell table:style-name="Table1.A2" office:value-type="string">
            <text:p text:style-name="P9"/>
          </table:table-cell>
          <table:table-cell table:style-name="Table1.C2" office:value-type="string">
            <text:p text:style-name="P26"><text:span text:style-name="T32">The Distributed software platform </text:span><text:span text:style-name="T33">being developed by Leviathan CJSC shall be used in system development.</text:span></text:p>
            <text:p text:style-name="P11"/>
          </table:table-cell>
        </table:table-row>
        <table:table-row>
          <table:table-cell table:style-name="Table1.A2" office:value-type="string">
            <text:list xml:id="list154910917395407" text:continue-numbering="true" text:style-name="L77">
              <text:list-item>
                <text:list>
                  <text:list-item>
                    <text:p text:style-name="P62">Հարթակը տրամադրուում է Գնորդին <text:span text:style-name="T21">եւ</text:span> Մշակողին՝ այս համագործակցութեան շրջանակում օգտագործման համար, համապատասխան արտօնագրով, որը թոյլատրում է Լ<text:span text:style-name="T21">եւ</text:span>իաթան համաշխարհային ցանցին միացման համար այդ ԾԱ օգտագործումը անժամկէտ <text:span text:style-name="T21">եւ</text:span> անվարձահատոյց։ </text:p>
                  </text:list-item>
                </text:list>
              </text:list-item>
            </text:list>
          </table:table-cell>
          <table:table-cell table:style-name="Table1.A2" office:value-type="string">
            <text:p text:style-name="P33"/>
          </table:table-cell>
          <table:table-cell table:style-name="Table1.C2" office:value-type="string">
            <text:p text:style-name="P34">The Platform shall be provided to the Buyer and the Developer to be used within the scope of this cooperation with a relevant <text:span text:style-name="T35">free and perpetual </text:span>license that enables using the software for getting connected to Leviathan global network.</text:p>
          </table:table-cell>
        </table:table-row>
        <table:table-row>
          <table:table-cell table:style-name="Table1.A2" office:value-type="string">
            <text:list xml:id="list154910991173228" text:continue-numbering="true" text:style-name="L77">
              <text:list-item>
                <text:list>
                  <text:list-item>
                    <text:p text:style-name="P64">Լ<text:span text:style-name="T21">եւ</text:span>իաթան հարթակի, ինչպէս նա<text:span text:style-name="T21">եւ</text:span> այլ առ<text:span text:style-name="T21">եւ</text:span>տրային <text:span text:style-name="T21">եւ</text:span> ոչ առ<text:span text:style-name="T21">եւ</text:span>տրային (ազատ) արտօնագրերով ծրագրային ապահովումների աշխատանքի <text:span text:style-name="T21">եւ</text:span> խնդիրների առաջացման դէպքում արագ լուծման երաշխաւորը <text:span text:style-name="T21">եւ</text:span> պատասխանատուն Մշակողն է: <text:s/>Լ<text:span text:style-name="T21">եւ</text:span>իաթան հարթակի, ինչպէս նա<text:span text:style-name="T21">եւ</text:span> այլ առ<text:span text:style-name="T21">եւ</text:span>տրային <text:span text:style-name="T21">եւ</text:span> ոչ առ<text:span text:style-name="T21">եւ</text:span>տրային (ազատ) ԾԱ արտօնագրերը Մշակողը պէտք է տրամադրի <text:span text:style-name="T21">uDrive</text:span> <text:span text:style-name="T21">եւ</text:span> <text:span text:style-name="T21">uHome</text:span> յաւելուածներից իւրաքանչիւրի համար՝ նախքան այդ յաւելուածի փորձարկումների մեկնարկը Գնորդի համակարգիչների վրայ։ </text:p>
                  </text:list-item>
                </text:list>
              </text:list-item>
            </text:list>
          </table:table-cell>
          <table:table-cell table:style-name="Table1.A2" office:value-type="string">
            <text:p text:style-name="P51"/>
          </table:table-cell>
          <table:table-cell table:style-name="Table1.C2" office:value-type="string">
            <text:p text:style-name="P52"><text:span text:style-name="T36">The guarantor of any </text:span>issue <text:span text:style-name="T36">that will arise during the operation of Leviathan platform, as well as other software under commercial or non-commercial (free) license shall be the Developer. For each of uDrive and uHome applications The Developer shall provide the licenses for Leviathan platform, as well as licenses for other commercial or non commercial (free) software before the testing of applications starts on the Buyers' computers.</text:span></text:p>
          </table:table-cell>
        </table:table-row>
        <table:table-row>
          <table:table-cell table:style-name="Table1.A2" office:value-type="string">
            <text:list xml:id="list154910961347915" text:continue-numbering="true" text:style-name="L77">
              <text:list-item>
                <text:list>
                  <text:list-item>
                    <text:p text:style-name="P62">Վերոնշեալ արտօնագրով Գնորդը ստանում է Լ<text:span text:style-name="T21">եւ</text:span>իաթան հարթակի օգտագործման իրաւունք լոկ Մշակողի կողմից ստեղծուած ԾԱ <text:soft-page-break/>շրջանակներում։ Լ<text:span text:style-name="T21">եւ</text:span>իաթան հարթակի հիման վրայ սեփական այլ որ<text:span text:style-name="T21">եւ</text:span>է ԾԱ ինքնուրոյն մշակելու նպատակով Գնորդը պէտք է ձեռք բերի առանձին արտօնագիր՝ որպէս մշակող։ </text:p>
                  </text:list-item>
                </text:list>
              </text:list-item>
            </text:list>
          </table:table-cell>
          <table:table-cell table:style-name="Table1.A2" office:value-type="string">
            <text:p text:style-name="P33"/>
          </table:table-cell>
          <table:table-cell table:style-name="Table1.C2" office:value-type="string">
            <text:p text:style-name="P35">Under the above mentioned <text:span text:style-name="T37">license the Buyer shall obtain the right to use Leviathan platform solely within the scope of software created by the Developer. For </text:span><text:soft-page-break/><text:span text:style-name="T37">developing any new SW by itself based on Leviathan platform, the Buyer shall obtain a separate license as a developer.</text:span></text:p>
          </table:table-cell>
        </table:table-row>
        <table:table-row>
          <table:table-cell table:style-name="Table1.A2" office:value-type="string">
            <text:list xml:id="list154910294614004" text:continue-numbering="true" text:style-name="L77">
              <text:list-item>
                <text:list>
                  <text:list-item>
                    <text:p text:style-name="P62">Օգտագործումը պահանջում է համակարգի միացում Համաշխարհային Լ<text:span text:style-name="T21">եւ</text:span>իաթան ցանցին։ Համակարգի՝ անջատ, մասնաւոր գործածման կամ երրորդ կողմին անջատ, մասնաւոր օգտագործման համար այն տրամադրելու իրաւունք այս պայմանագրի շրջանակում չի տրուում։ </text:p>
                  </text:list-item>
                </text:list>
              </text:list-item>
            </text:list>
          </table:table-cell>
          <table:table-cell table:style-name="Table1.A2" office:value-type="string">
            <text:p text:style-name="P33"/>
          </table:table-cell>
          <table:table-cell table:style-name="Table1.C2" office:value-type="string">
            <text:p text:style-name="P36">Using requires connection to the global network of Leviathan. No right of using the System separately, in private manner or using by a third party separately or in a private manner shall be granted hereunder.</text:p>
          </table:table-cell>
        </table:table-row>
        <table:table-row>
          <table:table-cell table:style-name="Table1.A2" office:value-type="string">
            <text:list xml:id="list154910497795089" text:continue-numbering="true" text:style-name="L77">
              <text:list-item>
                <text:list>
                  <text:list-item>
                    <text:p text:style-name="P62">Մշակողը երաշխավորում է, որ ունի բոլոր իրավունքները Լ<text:span text:style-name="T21">եւ</text:span>իաթան հարթակի <text:span text:style-name="T21">եւ</text:span> այլ ԾԱ նկատմամբ օգտագործելու <text:span text:style-name="T21">եւ</text:span> երրորդ անձանց տրամադրելու համար: Այս պայմանի խախտման <text:span text:style-name="T21">եւ</text:span> դրանից առաջացած վնասների համար պատասխանատու է Մշակողը:<text:line-break/></text:p>
                  </text:list-item>
                </text:list>
              </text:list-item>
            </text:list>
          </table:table-cell>
          <table:table-cell table:style-name="Table1.A2" office:value-type="string">
            <text:p text:style-name="P33"/>
          </table:table-cell>
          <table:table-cell table:style-name="Table1.C2" office:value-type="string">
            <text:p text:style-name="P36">The <text:span text:style-name="T38">Developer hereby guarantees that it has all <text:s/>rights o</text:span><text:span text:style-name="T28">f using Leviathan platform and other SW and providing them to third parties. Developer shall be accountable for breaking this co</text:span><text:span text:style-name="T38">ndition and any damages arising therefrom.</text:span></text:p>
          </table:table-cell>
        </table:table-row>
        <table:table-row>
          <table:table-cell table:style-name="Table1.A2" office:value-type="string">
            <text:list xml:id="list154912138710622" text:continue-numbering="true" text:style-name="L77">
              <text:list-item>
                <text:p text:style-name="P57">Եզրոյթներ, յապաւումներ <text:span text:style-name="T19">եւ</text:span> նշանակումներ․</text:p>
              </text:list-item>
            </text:list>
          </table:table-cell>
          <table:table-cell table:style-name="Table1.A2" office:value-type="string">
            <text:p text:style-name="P6"/>
          </table:table-cell>
          <table:table-cell table:style-name="Table1.C2" office:value-type="string">
            <text:p text:style-name="P12"/>
          </table:table-cell>
        </table:table-row>
        <table:table-row>
          <table:table-cell table:style-name="Table1.A2" office:value-type="string">
            <text:list xml:id="list154912078232635" text:continue-numbering="true" text:style-name="L77">
              <text:list-item>
                <text:list>
                  <text:list-item>
                    <text:p text:style-name="P61"><text:span text:style-name="T11">ԾԱ, ՍԾԱ, ՄԾԱ </text:span><text:span text:style-name="T12">֊ ծրագրային ապահովում, սպասարկի ԾԱ, միջանկեալ ԾԱ ֊ SW, </text:span><text:span text:style-name="T1">server/back-end SW, middleware</text:span><text:span text:style-name="T5"> </text:span></text:p>
                  </text:list-item>
                </text:list>
              </text:list-item>
            </text:list>
          </table:table-cell>
          <table:table-cell table:style-name="Table1.A2" office:value-type="string">
            <text:p text:style-name="P31"/>
          </table:table-cell>
          <table:table-cell table:style-name="Table1.C2" office:value-type="string">
            <text:p text:style-name="P30"/>
          </table:table-cell>
        </table:table-row>
        <table:table-row>
          <table:table-cell table:style-name="Table1.A2" office:value-type="string">
            <text:list xml:id="list154911767786510" text:continue-numbering="true" text:style-name="L77">
              <text:list-item>
                <text:list>
                  <text:list-item>
                    <text:p text:style-name="P61"><text:span text:style-name="T11">ՀԿ</text:span><text:span text:style-name="T5"> ֊ համակարգչային կենտրոն, հաշուիչ կենտրոն, տուեալների կենտրոն, </text:span><text:span text:style-name="T1">data center</text:span></text:p>
                  </text:list-item>
                </text:list>
              </text:list-item>
            </text:list>
          </table:table-cell>
          <table:table-cell table:style-name="Table1.A2" office:value-type="string">
            <text:p text:style-name="P31"/>
          </table:table-cell>
          <table:table-cell table:style-name="Table1.C2" office:value-type="string">
            <text:p text:style-name="P30"/>
          </table:table-cell>
        </table:table-row>
        <table:table-row>
          <table:table-cell table:style-name="Table1.A2" office:value-type="string">
            <text:list xml:id="list154911025025039" text:continue-numbering="true" text:style-name="L77">
              <text:list-item>
                <text:list>
                  <text:list-item>
                    <text:p text:style-name="P61"><text:span text:style-name="T11">ՏԿՀ</text:span><text:span text:style-name="T5"> ֊ տեղեկութիւնների կառավարման համակարգ, </text:span><text:span text:style-name="T1">DBMS, IMS</text:span></text:p>
                  </text:list-item>
                </text:list>
              </text:list-item>
            </text:list>
          </table:table-cell>
          <table:table-cell table:style-name="Table1.A2" office:value-type="string">
            <text:p text:style-name="P31"/>
          </table:table-cell>
          <table:table-cell table:style-name="Table1.C2" office:value-type="string">
            <text:p text:style-name="P30"/>
          </table:table-cell>
        </table:table-row>
        <table:table-row>
          <table:table-cell table:style-name="Table1.A2" office:value-type="string">
            <text:list xml:id="list154911682890082" text:continue-numbering="true" text:style-name="L77">
              <text:list-item>
                <text:list>
                  <text:list-item>
                    <text:p text:style-name="P61"><text:span text:style-name="T11">Յաւելուած, Համացանցային յաւելուած, Դիւրակիր յաւելուած </text:span><text:span text:style-name="T5">֊ app, web/mobile</text:span><text:span text:style-name="T1"> app</text:span></text:p>
                  </text:list-item>
                </text:list>
              </text:list-item>
            </text:list>
          </table:table-cell>
          <table:table-cell table:style-name="Table1.A2" office:value-type="string">
            <text:p text:style-name="P31"/>
          </table:table-cell>
          <table:table-cell table:style-name="Table1.C2" office:value-type="string">
            <text:p text:style-name="P30"/>
          </table:table-cell>
        </table:table-row>
        <table:table-row>
          <table:table-cell table:style-name="Table1.A2" office:value-type="string">
            <text:list xml:id="list154911480518564" text:continue-numbering="true" text:style-name="L77">
              <text:list-item>
                <text:list>
                  <text:list-item>
                    <text:p text:style-name="P60"><text:span text:style-name="T9">ՀՅՍ</text:span><text:span text:style-name="T7"> ֊ Հեռուստատեսային յաւելասարք ֊ STB, OTT</text:span></text:p>
                  </text:list-item>
                </text:list>
              </text:list-item>
            </text:list>
          </table:table-cell>
          <table:table-cell table:style-name="Table1.A2" office:value-type="string">
            <text:p text:style-name="P9"/>
          </table:table-cell>
          <table:table-cell table:style-name="Table1.C2" office:value-type="string">
            <text:p text:style-name="P27"/>
          </table:table-cell>
        </table:table-row>
        <table:table-row>
          <table:table-cell table:style-name="Table1.A2" office:value-type="string">
            <text:list xml:id="list154911839421867" text:continue-numbering="true" text:style-name="L77">
              <text:list-item>
                <text:list>
                  <text:list-item>
                    <text:p text:style-name="P60"><text:span text:style-name="T9">Ծածկադրամ</text:span><text:span text:style-name="T7"> ֊ գաղտնադրամ, cryptocurrency</text:span></text:p>
                  </text:list-item>
                </text:list>
              </text:list-item>
            </text:list>
          </table:table-cell>
          <table:table-cell table:style-name="Table1.A2" office:value-type="string">
            <text:p text:style-name="P9"/>
          </table:table-cell>
          <table:table-cell table:style-name="Table1.C2" office:value-type="string">
            <text:p text:style-name="P27"/>
          </table:table-cell>
        </table:table-row>
        <table:table-row>
          <table:table-cell table:style-name="Table1.A2" office:value-type="string">
            <text:list xml:id="list154910102700062" text:continue-numbering="true" text:style-name="L77">
              <text:list-item>
                <text:list>
                  <text:list-item>
                    <text:p text:style-name="P60"><text:span text:style-name="T9">Այլագիր</text:span><text:span text:style-name="T7"> ֊ code, սկզբնական այլագիր, սկզբնաղբիւր – source </text:span><text:soft-page-break/><text:span text:style-name="T7">code,</text:span></text:p>
                  </text:list-item>
                </text:list>
              </text:list-item>
            </text:list>
          </table:table-cell>
          <table:table-cell table:style-name="Table1.A2" office:value-type="string">
            <text:p text:style-name="P9"/>
          </table:table-cell>
          <table:table-cell table:style-name="Table1.C2" office:value-type="string">
            <text:p text:style-name="P27"/>
          </table:table-cell>
        </table:table-row>
        <table:table-row>
          <table:table-cell table:style-name="Table1.A2" office:value-type="string">
            <text:list xml:id="list154910101710424" text:continue-numbering="true" text:style-name="L77">
              <text:list-item>
                <text:list>
                  <text:list-item>
                    <text:p text:style-name="P60"><text:span text:style-name="T9">Առցանց</text:span><text:span text:style-name="T7"> ֊ online</text:span></text:p>
                  </text:list-item>
                </text:list>
              </text:list-item>
            </text:list>
          </table:table-cell>
          <table:table-cell table:style-name="Table1.A2" office:value-type="string">
            <text:p text:style-name="P9"/>
          </table:table-cell>
          <table:table-cell table:style-name="Table1.C2" office:value-type="string">
            <text:p text:style-name="P27"/>
          </table:table-cell>
        </table:table-row>
        <table:table-row>
          <table:table-cell table:style-name="Table1.A2" office:value-type="string">
            <text:list xml:id="list154911514180238" text:continue-numbering="true" text:style-name="L77">
              <text:list-item>
                <text:list>
                  <text:list-item>
                    <text:p text:style-name="P60"><text:span text:style-name="T9">Սատարել</text:span><text:span text:style-name="T7"> ֊ support, սատարուող հարթակ ֊ supported platform</text:span></text:p>
                  </text:list-item>
                </text:list>
              </text:list-item>
            </text:list>
          </table:table-cell>
          <table:table-cell table:style-name="Table1.A2" office:value-type="string">
            <text:p text:style-name="P9"/>
          </table:table-cell>
          <table:table-cell table:style-name="Table1.C2" office:value-type="string">
            <text:p text:style-name="P27"/>
          </table:table-cell>
        </table:table-row>
        <table:table-row>
          <table:table-cell table:style-name="Table1.A2" office:value-type="string">
            <text:list xml:id="list154911500039928" text:continue-numbering="true" text:style-name="L77">
              <text:list-item>
                <text:list>
                  <text:list-item>
                    <text:p text:style-name="P60"><text:span text:style-name="T9">Միջերես</text:span><text:span text:style-name="T7"> ֊ interface, օգտատիրոջ միջերես – user interface, ծրագրային միջերես ֊ API, մարդ֊մեքենայ միջերես ֊ HMI<text:line-break/></text:span></text:p>
                  </text:list-item>
                </text:list>
              </text:list-item>
            </text:list>
          </table:table-cell>
          <table:table-cell table:style-name="Table1.A2" office:value-type="string">
            <text:p text:style-name="P9"/>
          </table:table-cell>
          <table:table-cell table:style-name="Table1.C2" office:value-type="string">
            <text:p text:style-name="P27"/>
          </table:table-cell>
        </table:table-row>
        <table:table-row>
          <table:table-cell table:style-name="Table1.A2" office:value-type="string">
            <text:list xml:id="list154911300769178" text:continue-numbering="true" text:style-name="L77">
              <text:list-item>
                <text:p text:style-name="P57">Լ<text:span text:style-name="T19">եւ</text:span>իաթան համացանցային հարթակի նկարագիրը.</text:p>
              </text:list-item>
            </text:list>
          </table:table-cell>
          <table:table-cell table:style-name="Table1.A2" office:value-type="string">
            <text:p text:style-name="P6"/>
          </table:table-cell>
          <table:table-cell table:style-name="Table1.C2" office:value-type="string">
            <text:p text:style-name="P13">Description of Leviathan web platform</text:p>
          </table:table-cell>
        </table:table-row>
        <table:table-row>
          <table:table-cell table:style-name="Table1.A2" office:value-type="string">
            <text:list xml:id="list154910532448214" text:continue-numbering="true" text:style-name="L77">
              <text:list-item>
                <text:list>
                  <text:list-item>
                    <text:p text:style-name="P57">Լ<text:span text:style-name="T19">եւ</text:span>իաթան ընկերութեան համացանցային բաշխուած ԾԱ մշակման հարթակը տրամադրում է առ֊ցանց տուեալների պահպանման, փոխանցման, մուտքի արտոնութիւնների կառավարման <text:span text:style-name="T19">եւ</text:span> ծածկագրման ծառայութիւններ օգտատէրերի անձնական տուեալների համար <text:span text:style-name="T19">եւ</text:span> ամպային ծրագրային ապահովման մշակողների համար:</text:p>
                  </text:list-item>
                </text:list>
              </text:list-item>
            </text:list>
          </table:table-cell>
          <table:table-cell table:style-name="Table1.A2" office:value-type="string">
            <text:p text:style-name="P6"/>
          </table:table-cell>
          <table:table-cell table:style-name="Table1.C2" office:value-type="string">
            <text:p text:style-name="P55">The platform for distributed internet software development, created by Leviathan company, provides services of online data storage, transfer, management of access permissions and encryption for the private data of the users and cloud software developers.</text:p>
          </table:table-cell>
        </table:table-row>
        <table:table-row>
          <table:table-cell table:style-name="Table1.A2" office:value-type="string">
            <text:list xml:id="list154911382325931" text:continue-numbering="true" text:style-name="L77">
              <text:list-item>
                <text:list>
                  <text:list-item>
                    <text:p text:style-name="P57">Ի տարբերութիւն դասական ամպային ԾԱ հարթակների, Լ<text:span text:style-name="T19">եւ</text:span>իաթանը թոյլ է տալիս մշակողներին կառուցել սեփական ամպային ենթակառուցուածք, օգտագործելով բացառապէս բաց սկ<text:span text:style-name="T39">զ</text:span>բնական այլագրով (open source code) <text:span text:style-name="T19">եւ</text:span> ազատ արտոնագրով տարածուող ԾԱ <text:span text:style-name="T19">եւ</text:span> սեփական ՀԿ համակարգիչները։ </text:p>
                  </text:list-item>
                </text:list>
              </text:list-item>
            </text:list>
          </table:table-cell>
          <table:table-cell table:style-name="Table1.A2" office:value-type="string">
            <text:p text:style-name="P6"/>
          </table:table-cell>
          <table:table-cell table:style-name="Table1.C2" office:value-type="string">
            <text:p text:style-name="P14">Unlike classical cloud SW platforms, Leviathan enables developers to build their own cloud infrastructure by using only open source code,<text:span text:style-name="T27"> free-license</text:span><text:span text:style-name="T29">d</text:span><text:span text:style-name="T27"> SW </text:span>and own data center computers.</text:p>
          </table:table-cell>
        </table:table-row>
        <table:table-row>
          <table:table-cell table:style-name="Table1.A2" office:value-type="string">
            <text:list xml:id="list154911505053752" text:continue-numbering="true" text:style-name="L77">
              <text:list-item>
                <text:list>
                  <text:list-item>
                    <text:p text:style-name="P60"><text:span text:style-name="T7">«Լ</text:span><text:span text:style-name="T17">եւ</text:span><text:span text:style-name="T7">իաթանը» համաշխարհային առ֊ցանց բաշխուած հարթակ է, որը թոյլ է տալիս օգտագործել վերջնական սպառողների (օգտատէրերի) սեփական համակարգիչների վրայ առկայ հաշուիչ սարքաւորումը, յիշասարքը </text:span><text:span text:style-name="T17">եւ</text:span><text:span text:style-name="T7"> համացանցային միացումը՝ բաշխուած տուեալների պահոց </text:span><text:span text:style-name="T17">եւ</text:span><text:span text:style-name="T7"> հաղորդակցութիւն իրականացնելու նպատակով։ Այսպիսով Գնորդի սարքաւորումից բացի, համակարգի տուեալները (ծածկագրուած </text:span><text:span text:style-name="T17">եւ</text:span><text:span text:style-name="T7"> բաշխուած) կը պահպանուեն նա</text:span><text:span text:style-name="T17">եւ</text:span><text:span text:style-name="T7"> uDrive ծառայութեան օգտատէրերի համակարգիչների վրայ, ինչպէս </text:span><text:soft-page-break/><text:span text:style-name="T7">նա</text:span><text:span text:style-name="T17">եւ</text:span><text:span text:style-name="T7"> համաշխարհային Լ</text:span><text:span text:style-name="T17">եւ</text:span><text:span text:style-name="T7">իաթան ցանցին միացած այլ համակարգիչների վրայ։<text:line-break/></text:span></text:p>
                  </text:list-item>
                </text:list>
              </text:list-item>
            </text:list>
          </table:table-cell>
          <table:table-cell table:style-name="Table1.A2" office:value-type="string">
            <text:p text:style-name="P9"/>
          </table:table-cell>
          <table:table-cell table:style-name="Table1.C2" office:value-type="string">
            <text:p text:style-name="P28"><text:span text:style-name="T34">Leviathan is a global online distributed platform that enables using the processors, memory and the internet connections of the end users' personal computers to realize distributed online data storage and communication. Thus, in addition to the Buyer's equipment, the system data (encrypted and distributed) will also be stored on the computers of uDrive service users, as well as on other computers connected to global leviathan networ</text:span>k.</text:p>
          </table:table-cell>
        </table:table-row>
        <table:table-row>
          <table:table-cell table:style-name="Table1.A2" office:value-type="string">
            <text:list xml:id="list154911672483401" text:continue-numbering="true" text:style-name="L77">
              <text:list-item>
                <text:p text:style-name="P57">Ծառայութիւնների հաշուառում Լումայի միջոցով</text:p>
              </text:list-item>
            </text:list>
          </table:table-cell>
          <table:table-cell table:style-name="Table1.A2" office:value-type="string">
            <text:p text:style-name="P6"/>
          </table:table-cell>
          <table:table-cell table:style-name="Table1.C2" office:value-type="string">
            <text:p text:style-name="P15">Service accounting by Luma</text:p>
          </table:table-cell>
        </table:table-row>
        <table:table-row>
          <table:table-cell table:style-name="Table1.A2" office:value-type="string">
            <text:list xml:id="list154912037823307" text:continue-numbering="true" text:style-name="L77">
              <text:list-item>
                <text:list>
                  <text:list-item>
                    <text:p text:style-name="P57">Սեփական սարքաւորումը Լ<text:span text:style-name="T19">եւ</text:span>իաթանին տրամադրող անհատներին խրախուսելու համար Լ<text:span text:style-name="T19">եւ</text:span>իաթան ընկերութիւնը մշակում է հաշուառման համակարգ, Լումայ փոխադրելի արժէքի (transferable value) կամ ծածկադրամի (cryptocurrency) միջոցով։ </text:p>
                  </text:list-item>
                </text:list>
              </text:list-item>
            </text:list>
          </table:table-cell>
          <table:table-cell table:style-name="Table1.A2" office:value-type="string">
            <text:p text:style-name="P6"/>
          </table:table-cell>
          <table:table-cell table:style-name="Table1.C2" office:value-type="string">
            <text:p text:style-name="P15">To encourage the individuals for contributing their own equipment to Leviathan, company Leviathan develops an accounting system through Luma transferable value or cryptocurrency. <text:s/></text:p>
          </table:table-cell>
        </table:table-row>
        <table:table-row>
          <table:table-cell table:style-name="Table1.A2" office:value-type="string">
            <text:list xml:id="list154910509901977" text:continue-numbering="true" text:style-name="L77">
              <text:list-item>
                <text:list>
                  <text:list-item>
                    <text:p text:style-name="P57">Լուման չափման միաւոր է մէկ բայթ֊վայրկեանի համարժէք՝ 1Լ = 1Բ * 1վ, որի օգնութեամբ կատարուում է ցանցային պահոցի ծառայութեան հաշուառումը՝ ծառայութիւնից օգտուող <text:span text:style-name="T19">եւ</text:span> ծառայութիւնը տրամադրող կողմերի միջ<text:span text:style-name="T19">եւ</text:span>։ </text:p>
                  </text:list-item>
                </text:list>
              </text:list-item>
            </text:list>
          </table:table-cell>
          <table:table-cell table:style-name="Table1.A2" office:value-type="string">
            <text:p text:style-name="P6"/>
          </table:table-cell>
          <table:table-cell table:style-name="Table1.C2" office:value-type="string">
            <text:p text:style-name="P15">Luma is a measuring unit equivalent to one byte/second, i.e. 1L = 1B*S, which enables the accounting of the <text:span text:style-name="T46">network</text:span> st<text:span text:style-name="T40">o</text:span>rage service between th<text:span text:style-name="T27">e </text:span><text:span text:style-name="T30">s</text:span><text:span text:style-name="T29">ervice user and service provider.</text:span></text:p>
            <text:p text:style-name="P18"/>
          </table:table-cell>
        </table:table-row>
        <table:table-row>
          <table:table-cell table:style-name="Table1.A2" office:value-type="string">
            <text:list xml:id="list154910650674832" text:continue-numbering="true" text:style-name="L77">
              <text:list-item>
                <text:list>
                  <text:list-item>
                    <text:p text:style-name="P57">Թէ<text:span text:style-name="T19">եւ</text:span> հաշուառման համար գործածուում է ծածկադրամի ԾԱ, Լուման դասական իմաստով ծածկադրամ չէ, մասնաւորապէս չի ենթադրում նախնական առաջարկ (ICO) կամ փոխարժէքի կառավարում, այլ հանդիսանում է չափման միաւոր տուեալ քանակութեամբ տեղեկութիւնը տուեալ տ<text:span text:style-name="T19">եւ</text:span>ողութեամբ մէկ ժամանակակից կոշտ սկաւառակի յուսալիութեամբ (մէկ պատճէն) պահելու ծառայութեան չափման համար։ </text:p>
                  </text:list-item>
                </text:list>
              </text:list-item>
            </text:list>
          </table:table-cell>
          <table:table-cell table:style-name="Table1.A2" office:value-type="string">
            <text:p text:style-name="P6"/>
          </table:table-cell>
          <table:table-cell table:style-name="Table1.C2" office:value-type="string">
            <text:p text:style-name="P15">Although a cryptocurrency SW is used for accounting, Luma is not a cryptocurrency in its classical meaning, particularly it does not assume initial coin offering <text:span text:style-name="T40">(ICO)</text:span> or exchange rate management, but is a <text:span text:style-name="T41">measuring unit for measuring the service of storing information of a given amount with a reliability of one hard disk (one copy) in a given duration.</text:span></text:p>
          </table:table-cell>
        </table:table-row>
        <table:table-row>
          <table:table-cell table:style-name="Table1.A2" office:value-type="string">
            <text:list xml:id="list154911299129879" text:continue-numbering="true" text:style-name="L77">
              <text:list-item>
                <text:list>
                  <text:list-item>
                    <text:p text:style-name="P57">Մշակողը կը ստեղծի ՄԾԱ, որը Գնորդի իւրաքանչիւր վաւերական բաժանորդի համար պարբերաբար կը յատկացնի անհրաժեշտ քանակութեամբ Լումայ։ Դա թոյլ կը տայ տուեալ բաժանորդին տուեալ ժամանակահատուածի ընթացքում պահպանել իր տուեալները <text:span text:style-name="T19">եւ</text:span> կատարել իր հաշուարկները Լ<text:span text:style-name="T19">եւ</text:span>իաթան հարթակում ընդհանրապէս, <text:span text:style-name="T19">եւ</text:span> Գնորդի ՀԿ֊ի սարքաւորման վրայ մասնաւորապէս։</text:p>
                  </text:list-item>
                </text:list>
              </text:list-item>
            </text:list>
          </table:table-cell>
          <table:table-cell table:style-name="Table1.A2" office:value-type="string">
            <text:p text:style-name="P6"/>
          </table:table-cell>
          <table:table-cell table:style-name="Table1.C2" office:value-type="string">
            <text:p text:style-name="P16">The developer <text:span text:style-name="T42">shall</text:span> create a MW <text:span text:style-name="T42">which will allocate a necessary amount of Luma for each valid subscriber of the Buyer. That will allow the given subscriber to keep their data and computation for the given period on Leviathan platform in general, and on the machines of the Buyers' data center in particular.</text:span></text:p>
          </table:table-cell>
        </table:table-row>
        <text:soft-page-break/>
        <table:table-row>
          <table:table-cell table:style-name="Table1.A2" office:value-type="string">
            <text:list xml:id="list154911551582840" text:continue-numbering="true" text:style-name="L77">
              <text:list-item>
                <text:list>
                  <text:list-item>
                    <text:p text:style-name="P57">Մշակողը կը ստեղծի ՍԾԱ <text:span text:style-name="T19">եւ</text:span> հսկիչի էջ որը Գնորդի հաշուառման բաժնի աշխատակիցներին թոյլ կը տայ վերահսկել իր կողմից տրամադրած ՀԿ համակարգիչների <text:span text:style-name="T19">եւ</text:span> ցանցային կրիչների կիրառումը <text:span text:style-name="T19">եւ</text:span> ստանալ վիճակա­գրա­կան տուեալներ՝ Համակարգի կառավարումն իրականացնելու համար։<text:line-break/><text:line-break/></text:p>
                  </text:list-item>
                </text:list>
              </text:list-item>
            </text:list>
          </table:table-cell>
          <table:table-cell table:style-name="Table1.A2" office:value-type="string">
            <text:p text:style-name="P6"/>
          </table:table-cell>
          <table:table-cell table:style-name="Table1.C2" office:value-type="string">
            <text:p text:style-name="P17">The Developer will create a server back-end software and admin page that will allow the employees of the accounting to control the usage of the <text:span text:style-name="T46">data center</text:span> machines and network storages it has provided and get statistic data for implementing System management.</text:p>
          </table:table-cell>
        </table:table-row>
        <table:table-row>
          <table:table-cell table:style-name="Table1.A2" office:value-type="string">
            <text:list xml:id="list154911324644687" text:continue-numbering="true" text:style-name="L77">
              <text:list-item>
                <text:p text:style-name="P58">Օգտատէրերի գրանցում <text:span text:style-name="T19">եւ</text:span> հաշուառում</text:p>
              </text:list-item>
            </text:list>
          </table:table-cell>
          <table:table-cell table:style-name="Table1.A2" office:value-type="string">
            <text:p text:style-name="P7"/>
          </table:table-cell>
          <table:table-cell table:style-name="Table1.C2" office:value-type="string">
            <text:p text:style-name="P19">User registration </text:p>
          </table:table-cell>
        </table:table-row>
        <table:table-row>
          <table:table-cell table:style-name="Table1.A2" office:value-type="string">
            <text:list xml:id="list154910113554257" text:continue-numbering="true" text:style-name="L77">
              <text:list-item>
                <text:list>
                  <text:list-item>
                    <text:p text:style-name="P58">Լ<text:span text:style-name="T19">եւ</text:span>իաթան հարթակում օգտատէրերի գրանցումը կատարուում է արդէն գրանցուած օգտատէրերի միջնորդութեամբ։ Միջնորդների առկայութիւնը <text:span text:style-name="T19">եւ</text:span> վարկանիշը որոշուում իրենց կողմից երաշխաւորուած հաշիւների վարկանիշը։ </text:p>
                  </text:list-item>
                </text:list>
              </text:list-item>
            </text:list>
          </table:table-cell>
          <table:table-cell table:style-name="Table1.A2" office:value-type="string">
            <text:p text:style-name="P7"/>
          </table:table-cell>
          <table:table-cell table:style-name="Table1.C2" office:value-type="string">
            <text:p text:style-name="P19">Registration of users in Leviathan platform shall be made through mediation of already registered users. The availability and rating of mediators determines the rating of the accounts they <text:span text:style-name="T46">recommend</text:span> for. </text:p>
          </table:table-cell>
        </table:table-row>
        <table:table-row>
          <table:table-cell table:style-name="Table1.A2" office:value-type="string">
            <text:list xml:id="list154911440801708" text:continue-numbering="true" text:style-name="L77">
              <text:list-item>
                <text:list>
                  <text:list-item>
                    <text:p text:style-name="P58">Մշակողը կը կապի Գնորդի բաժանորդների հաշուառման համակարգը Լ<text:span text:style-name="T19">եւ</text:span>իաթանի բաժանորդների հաշուառման համակարգի հետ։ Գնորդի Լ<text:span text:style-name="T19">եւ</text:span>իաթան հաշիւը կը լինի Գնորդի բաժանորդների Լ<text:span text:style-name="T19">եւ</text:span>իաթան հաշուի երաշխաւորողը։ Գրանցման <text:span text:style-name="T19">եւ</text:span> արտոնութիւնների կառավարման համակարգը կ<text:span text:style-name="T16">՚օգտագործի Գնորդի բաժանորդների շտեմարանի տուեալները՝ բաժանորդին տրամադրուող ծառայութիւնների տեսակը, ծաւալը </text:span><text:span text:style-name="T19">եւ</text:span><text:span text:style-name="T16"> որակը որոշելու համար։</text:span></text:p>
                  </text:list-item>
                </text:list>
              </text:list-item>
            </text:list>
          </table:table-cell>
          <table:table-cell table:style-name="Table1.A2" office:value-type="string">
            <text:p text:style-name="P7"/>
          </table:table-cell>
          <table:table-cell table:style-name="Table1.C2" office:value-type="string">
            <text:p text:style-name="P20">The Developer will connect the Buyer's <text:span text:style-name="T43">user account system</text:span> with Leviathan's <text:span text:style-name="T43">user account system</text:span>. The Buyer's Leviathan account will be the guarantor of Leviathan accounts of Buyer's subscribers. The management system of registration and <text:span text:style-name="T40">authorizations</text:span> will use the database of the Buyer's subscribers to determine the type, volume and quality of services to be provided to subscribers.</text:p>
            <text:p text:style-name="P20"/>
          </table:table-cell>
        </table:table-row>
        <table:table-row>
          <table:table-cell table:style-name="Table1.A2" office:value-type="string">
            <text:list xml:id="list154910449020000" text:continue-numbering="true" text:style-name="L77">
              <text:list-item>
                <text:list>
                  <text:list-item>
                    <text:p text:style-name="P59">Գնորդի բաժանորդային հաշուի սառեցման պարագայում բաժանորդի Լ<text:span text:style-name="T20">եւ</text:span>իաթան հարթակի հաշիւը կը պահպանուի, բայց բաժանորդը այլ<text:span text:style-name="T20">եւ</text:span>ս չի ստանայ վարկ (Լումայի տեսքով), իր տուեալները Գնորդի ՀԿ֊ում պահպանելու <text:span text:style-name="T20">եւ</text:span> մշակելու համար, ինչպէս նա<text:span text:style-name="T20">եւ</text:span> Համակարգի գործարկման համար։ Մասնաւորապէս՝ հասանելի չեն լինի Համակարգի միջոցով ստեղծուած նիւթերը, եթե բաժանորդը մինչ<text:span text:style-name="T20">եւ</text:span> ծառայութեան դադարեցնելը այդ <text:soft-page-break/>նիւթերը չի տեղափոխել այլ կրիչի վրայ։ <text:line-break/></text:p>
                  </text:list-item>
                </text:list>
              </text:list-item>
            </text:list>
          </table:table-cell>
          <table:table-cell table:style-name="Table1.A2" office:value-type="string">
            <text:p text:style-name="P8"/>
          </table:table-cell>
          <table:table-cell table:style-name="Table1.C2" office:value-type="string">
            <text:p text:style-name="P25"><text:span text:style-name="T39">I</text:span>n the event of the Buyer's account freeze the subscriber's Leviathan account will be retained, but the subscriber will not get credit (in the form of Luma) any <text:span text:style-name="T25">longer</text:span>, <text:span text:style-name="T25">for storing</text:span> or process<text:span text:style-name="T25">ing</text:span> their data in the Buyers' computer center, as well as for using the System. <text:span text:style-name="T25">Particularly, the materials created through the System will not be accessible unless the Subscriber has moved those materials to another storage before service termination.</text:span></text:p>
          </table:table-cell>
        </table:table-row>
        <table:table-row>
          <table:table-cell table:style-name="Table1.A2" office:value-type="string">
            <text:list xml:id="list154910930490185" text:continue-numbering="true" text:style-name="L77">
              <text:list-item>
                <text:p text:style-name="P58">Հանրային շփման հարթակ</text:p>
              </text:list-item>
            </text:list>
          </table:table-cell>
          <table:table-cell table:style-name="Table1.A2" office:value-type="string">
            <text:p text:style-name="P7"/>
          </table:table-cell>
          <table:table-cell table:style-name="Table1.C2" office:value-type="string">
            <text:p text:style-name="P21">Social networking platform</text:p>
          </table:table-cell>
        </table:table-row>
        <table:table-row>
          <table:table-cell table:style-name="Table1.A2" office:value-type="string">
            <text:list xml:id="list154910222154210" text:continue-numbering="true" text:style-name="L77">
              <text:list-item>
                <text:list>
                  <text:list-item>
                    <text:p text:style-name="P58">Բացի օգտատէրերի կառավարման <text:span text:style-name="T19">եւ</text:span> Լումայի միջոցով ՀԿ պաշարների օգտագործման հաշուառման համակարգից, «Լ<text:span text:style-name="T19">եւ</text:span>իաթան» ընկերութիւնն իր օգտատէրերի համար ստեղծուում է հաղորդակցման միջոցների բազմութիւն, </text:p>
                  </text:list-item>
                </text:list>
              </text:list-item>
            </text:list>
          </table:table-cell>
          <table:table-cell table:style-name="Table1.A2" office:value-type="string">
            <text:p text:style-name="P7"/>
          </table:table-cell>
          <table:table-cell table:style-name="Table1.C2" office:value-type="string">
            <text:p text:style-name="P21">In addition to the system for user management and resource management through Luma, company Leviathan shall also create a variety of communication methods for its users,</text:p>
          </table:table-cell>
        </table:table-row>
        <table:table-row>
          <table:table-cell table:style-name="Table1.A2" office:value-type="string">
            <text:list xml:id="list154911449748758" text:continue-numbering="true" text:style-name="L77">
              <text:list-item>
                <text:list>
                  <text:list-item>
                    <text:list>
                      <text:list-item>
                        <text:p text:style-name="P60"><text:span text:style-name="T10">ներառեալ ժամանակակից հանրային հաղորդակցման հարթակներում (</text:span><text:span text:style-name="T2">twitter, g+, signal</text:span><text:span text:style-name="T10">), </text:span></text:p>
                      </text:list-item>
                    </text:list>
                  </text:list-item>
                </text:list>
              </text:list-item>
            </text:list>
          </table:table-cell>
          <table:table-cell table:style-name="Table1.A2" office:value-type="string">
            <text:p text:style-name="P9"/>
          </table:table-cell>
          <table:table-cell table:style-name="Table1.C2" office:value-type="string">
            <text:p text:style-name="P29">Including in contemporary <text:span text:style-name="T44">social</text:span> communication platforms <text:span text:style-name="T32">(twitter, g+, signal), </text:span></text:p>
          </table:table-cell>
        </table:table-row>
        <table:table-row>
          <table:table-cell table:style-name="Table1.A2" office:value-type="string">
            <text:list xml:id="list154911889683224" text:continue-numbering="true" text:style-name="L77">
              <text:list-item>
                <text:list>
                  <text:list-item>
                    <text:list>
                      <text:list-item>
                        <text:p text:style-name="P58">համատեղ աշխատանքի հարթակներում (<text:span text:style-name="T3">github, stackoverflow, wikipedia</text:span>), </text:p>
                      </text:list-item>
                    </text:list>
                  </text:list-item>
                </text:list>
              </text:list-item>
            </text:list>
          </table:table-cell>
          <table:table-cell table:style-name="Table1.A2" office:value-type="string">
            <text:p text:style-name="P7"/>
          </table:table-cell>
          <table:table-cell table:style-name="Table1.C2" office:value-type="string">
            <text:p text:style-name="P21">in collaboration platforms (github, stackoverflow, wikipedia), </text:p>
          </table:table-cell>
        </table:table-row>
        <table:table-row>
          <table:table-cell table:style-name="Table1.A2" office:value-type="string">
            <text:list xml:id="list154910515264105" text:continue-numbering="true" text:style-name="L77">
              <text:list-item>
                <text:list>
                  <text:list-item>
                    <text:list>
                      <text:list-item>
                        <text:p text:style-name="P58">առ<text:span text:style-name="T19">եւ</text:span>տրային hարթակներում (<text:span text:style-name="T3">ebay, kickstarter, indigogo</text:span>), </text:p>
                      </text:list-item>
                    </text:list>
                  </text:list-item>
                </text:list>
              </text:list-item>
            </text:list>
          </table:table-cell>
          <table:table-cell table:style-name="Table1.A2" office:value-type="string">
            <text:p text:style-name="P7"/>
          </table:table-cell>
          <table:table-cell table:style-name="Table1.C2" office:value-type="string">
            <text:p text:style-name="P54">in <text:span text:style-name="T44">e-</text:span>trading platforms (ebay, kickstarter, indigogo), </text:p>
          </table:table-cell>
        </table:table-row>
        <table:table-row>
          <table:table-cell table:style-name="Table1.A2" office:value-type="string">
            <text:list xml:id="list154911943045213" text:continue-numbering="true" text:style-name="L77">
              <text:list-item>
                <text:list>
                  <text:list-item>
                    <text:list>
                      <text:list-item>
                        <text:p text:style-name="P58">մեծ տուեալների փոխանակման հարթակներում (<text:span text:style-name="T3">google drive, wetransfer, bittorrent</text:span>) առկայ միջոցները։</text:p>
                      </text:list-item>
                    </text:list>
                  </text:list-item>
                </text:list>
              </text:list-item>
            </text:list>
          </table:table-cell>
          <table:table-cell table:style-name="Table1.A2" office:value-type="string">
            <text:p text:style-name="P7"/>
          </table:table-cell>
          <table:table-cell table:style-name="Table1.C2" office:value-type="string">
            <text:p text:style-name="P21">in big data exchange platforms (google drive, wetransfer, bittorrent)</text:p>
          </table:table-cell>
        </table:table-row>
        <table:table-row>
          <table:table-cell table:style-name="Table1.A2" office:value-type="string">
            <text:list xml:id="list154911875324819" text:continue-numbering="true" text:style-name="L77">
              <text:list-item>
                <text:list>
                  <text:list-item>
                    <text:p text:style-name="P58">Համակարգի բաժանորդները, հանդիսանալով Լ<text:span text:style-name="T19">եւ</text:span>իաթան հարթակի օգտատէր, հնարաւորութիւն են ստանալու օգտուել այդ ծառայութիւններից։ Բաժանորդային հաշուի դադարեցումից յետոյ Լ<text:span text:style-name="T19">եւ</text:span>իաթան հաշուի պահպանման շնորհիւ Լ<text:span text:style-name="T19">եւ</text:span>իաթան հարթակի վերոնշեալ ծառայութիւնները հասանելի են լինելու առանց ընդհատման։</text:p>
                  </text:list-item>
                </text:list>
              </text:list-item>
            </text:list>
          </table:table-cell>
          <table:table-cell table:style-name="Table1.A2" office:value-type="string">
            <text:p text:style-name="P7"/>
          </table:table-cell>
          <table:table-cell table:style-name="Table1.C2" office:value-type="string">
            <text:p text:style-name="P21">Being a user of Leviathan platform the subscribers of the System shall get the <text:s/>opportunity to use those <text:span text:style-name="T46">services.</text:span></text:p>
            <text:p text:style-name="P21">After termination of the subscriber's account due to retentio<text:span text:style-name="T45">n</text:span> of Leviathan account the above mentioned services of Leviathan platform shall be available without termination.</text:p>
          </table:table-cell>
        </table:table-row>
        <table:table-row>
          <table:table-cell table:style-name="Table1.A2" office:value-type="string">
            <text:list xml:id="list154910441508307" text:continue-numbering="true" text:style-name="L77">
              <text:list-item>
                <text:list>
                  <text:list-item>
                    <text:p text:style-name="P58">Համակարգի բաժանորդին չի պարտադրուելու Լ<text:span text:style-name="T19">եւ</text:span>իաթան հարթակի վերոնշեալ ծառայութիւնների օգտագործումը։ Բաժանորդը տեղեկացուելու է այդ մասին ներածական փուլում <text:span text:style-name="T19">եւ</text:span> օգնութեան էջի վրայ, <text:span text:style-name="T19">եւ</text:span> ցանկութեան դէպքում հնարաւորութիւն է ունենալու ներբեռնել Լ<text:span text:style-name="T19">եւ</text:span>իաթան հանրային հարթակի առանձին միջերեսը, այդ ծառայութիւններից օգտուելու <text:soft-page-break/>համար։</text:p>
                  </text:list-item>
                </text:list>
              </text:list-item>
            </text:list>
          </table:table-cell>
          <table:table-cell table:style-name="Table1.A2" office:value-type="string">
            <text:p text:style-name="P7"/>
          </table:table-cell>
          <table:table-cell table:style-name="Table1.C2" office:value-type="string">
            <text:p text:style-name="P22">The subscriber of the System will not be obliged to use the above mentioned services of Leviathan platform. The subscriber will be informed about it in the introductory stage and from the help page, and if he/she so wishes, will be able to download the special interface for Leviathan public platform to use those services.</text:p>
          </table:table-cell>
        </table:table-row>
        <table:table-row>
          <table:table-cell table:style-name="Table1.A2" office:value-type="string">
            <text:list xml:id="list154911554285661" text:continue-numbering="true" text:style-name="L77">
              <text:list-item>
                <text:list>
                  <text:list-item>
                    <text:p text:style-name="P58">Լ<text:span text:style-name="T19">եւ</text:span>իաթան մուտք գործելիս օգտագործողը չպիտի ջնջի իր Լ<text:span text:style-name="T19">եւ</text:span>իաթանի հաշիւը կամ կորցնի իր մուտքի բանալին, այլապէս Համակարգի մուտքը կ՛արգելափակուի, <text:span text:style-name="T19">եւ</text:span> Մշակողը, Գնորդը, <text:span text:style-name="T19">եւ</text:span> Լ<text:span text:style-name="T19">եւ</text:span>իաթան ընկերութիւնը հնարաւորութիւն չեն ունենայ վերականգնել հաշիւը <text:span text:style-name="T19">եւ</text:span> վերծանել գաղտնի տուեալները, քանի որ բաժանորդի գաղտնի բանալին պահպանուելու է միայն բաժանորդի սարքում։ Կը պահպանուի լոկ օգտատիրոջ գրանցման մասին տեղեկութիւնը Գնորդի բաժանորդների հաշուառման համակարգում։<text:line-break/></text:p>
                  </text:list-item>
                </text:list>
              </text:list-item>
            </text:list>
          </table:table-cell>
          <table:table-cell table:style-name="Table1.A2" office:value-type="string">
            <text:p text:style-name="P7"/>
          </table:table-cell>
          <table:table-cell table:style-name="Table1.C2" office:value-type="string">
            <text:p text:style-name="P22">When logging on Leviathan the user may not remove their Leviathan account or lose their access key, otherwise the access to the system will be banned, and neither the Developer, nor the Buyer, nor Leviathan company will be able to restore the account <text:s/>and decrypt the private data, since the subscriber's private key will be stored only in the subscriber's device. Only the user registration info will be available in the accounting system of the Buyer's subscribers.</text:p>
          </table:table-cell>
        </table:table-row>
        <table:table-row>
          <table:table-cell table:style-name="Table1.A2" office:value-type="string">
            <text:list xml:id="list154910743953283" text:continue-numbering="true" text:style-name="L77">
              <text:list-item>
                <text:p text:style-name="P58">Ծածկագրում <text:span text:style-name="T19">եւ</text:span> գաղտնիութիւն</text:p>
              </text:list-item>
            </text:list>
          </table:table-cell>
          <table:table-cell table:style-name="Table1.A2" office:value-type="string">
            <text:p text:style-name="P7"/>
          </table:table-cell>
          <table:table-cell table:style-name="Table1.C2" office:value-type="string">
            <text:p text:style-name="P23">Encryption and privacy</text:p>
          </table:table-cell>
        </table:table-row>
        <table:table-row>
          <table:table-cell table:style-name="Table1.A2" office:value-type="string">
            <text:list xml:id="list154912109124130" text:continue-numbering="true" text:style-name="L77">
              <text:list-item>
                <text:list>
                  <text:list-item>
                    <text:p text:style-name="P58">Լ<text:span text:style-name="T19">եւ</text:span>իաթան հարթակի օգտատիրոջ մուտքի բանալին հանդիսանում է արդի բարձրակարգ ծածկագրման գաղտնի բանալի <text:span text:style-name="T19">եւ</text:span> թոյլ է տալիս օգտատիրոջը իր տուեալները պահել Լ<text:span text:style-name="T19">եւ</text:span>իաթան հարթակում ապահով <text:span text:style-name="T19">եւ</text:span> գաղտնի կերպով։ </text:p>
                  </text:list-item>
                </text:list>
              </text:list-item>
            </text:list>
          </table:table-cell>
          <table:table-cell table:style-name="Table1.A2" office:value-type="string">
            <text:p text:style-name="P7"/>
          </table:table-cell>
          <table:table-cell table:style-name="Table1.C2" office:value-type="string">
            <text:p text:style-name="P20">The User's access key to Leviathan platform is a private key for high-end encryption and enables the user to securely and privately store their data in Leviathan platform. </text:p>
          </table:table-cell>
        </table:table-row>
        <table:table-row>
          <table:table-cell table:style-name="Table1.A2" office:value-type="string">
            <text:list xml:id="list154910871853632" text:continue-numbering="true" text:style-name="L77">
              <text:list-item>
                <text:list>
                  <text:list-item>
                    <text:p text:style-name="P58">Լ<text:span text:style-name="T19">եւ</text:span>իաթան հարթակում իրականացուած Յաւելուածները օգտուում են այդ հնարաւորութիւնից, այդպիսով ձեռք բերելով զգալի մրցակցային առաւելութիւն այլ ամպային Յաւելուածների նկատմամբ որոնք իրականացուած են առաջատար ամպային հարթակներում <text:span text:style-name="T19">եւ</text:span> թոյլ են տալիս այդ հարթակների տէրերին մուտք ունենալ իրենց բաժանորդների անձնական տուեալներին։ Լ<text:span text:style-name="T19">եւ</text:span>իաթանի բաց սկզբնական այլագրի (<text:span text:style-name="T3">open source code</text:span>) շնորհիւ անհատներն ու ձեռնարկութիւնները կարող են ինքնուրոյն կառուցել Լ<text:span text:style-name="T19">եւ</text:span>իաթանի գրադարանը սկզբնական այլագրից իրենց սեփական համակարգիչներում, նախապէս ինքնուրոյն կատարելով դրանցում խոցելիութիւնների <text:span text:style-name="T19">եւ</text:span> դիտաւորեալ <text:soft-page-break/>թողած բացերի առկայութեան յայտնաբերում <text:span text:style-name="T19">եւ</text:span> շտկումներ։</text:p>
                  </text:list-item>
                </text:list>
              </text:list-item>
            </text:list>
          </table:table-cell>
          <table:table-cell table:style-name="Table1.A2" office:value-type="string">
            <text:p text:style-name="P7"/>
          </table:table-cell>
          <table:table-cell table:style-name="Table1.C2" office:value-type="string">
            <text:p text:style-name="P20">Applications implemented in Leviathan platform may use that feature, thus obtaining a considerable competitive advantage over other cloud applications which are implemented in advanced cloud platforms, and which enable the owners of those clouds to get access to the private data of the subscribers. Due to the open source code of Leviathan, individuals and enterprises may build Leviathan libraries in their computers from source code themselves, after discovering and fixing vulnerabilities and back doors.</text:p>
          </table:table-cell>
        </table:table-row>
        <table:table-row>
          <table:table-cell table:style-name="Table1.A2" office:value-type="string">
            <text:list xml:id="list154910414647475" text:continue-numbering="true" text:style-name="L77">
              <text:list-item>
                <text:list>
                  <text:list-item>
                    <text:p text:style-name="P58">Մասնաւորապէս՝ ապացուցելի է դառնում որ գաղտնի բանալին պահպանուում է միայն բաժանորդի սարքերում <text:span text:style-name="T19">եւ</text:span> չի վերբեռնուում Մշակողի կամ Գնորդի համակարգ։</text:p>
                  </text:list-item>
                </text:list>
              </text:list-item>
            </text:list>
          </table:table-cell>
          <table:table-cell table:style-name="Table1.A2" office:value-type="string">
            <text:p text:style-name="P7"/>
          </table:table-cell>
          <table:table-cell table:style-name="Table1.C2" office:value-type="string">
            <text:p text:style-name="P24">Particularly, it becomes provable that the private key is stored only in the devices of the subscribers and is not <text:span text:style-name="T46">uploaded</text:span> to the system of the Developer <text:span text:style-name="T44">or</text:span> the Buyer.</text:p>
          </table:table-cell>
        </table:table-row>
        <table:table-row>
          <table:table-cell table:style-name="Table1.A2" office:value-type="string">
            <text:list xml:id="list154912190245175" text:continue-numbering="true" text:style-name="L77">
              <text:list-item>
                <text:list>
                  <text:list-item>
                    <text:p text:style-name="P58">Այսպիսի ճարտարապետութեան հնարաւոր բացասական հետ<text:span text:style-name="T19">եւ</text:span>անքը օգտատիրոջ կողմից գաղտնի բանալու կորուստի դէպքում իր բոլոր տուեալների կորուստն է, ինչի վերաբերեալ օգտատէրը պէտք է տեղեկացուած լինի, <text:span text:style-name="T19">եւ</text:span> ինքնուրոյն հոգ տանի գաղտնի բանալու պահեստային պատճէնը պահելու համար։</text:p>
                  </text:list-item>
                </text:list>
              </text:list-item>
            </text:list>
          </table:table-cell>
          <table:table-cell table:style-name="Table1.A2" office:value-type="string">
            <text:p text:style-name="P7"/>
          </table:table-cell>
          <table:table-cell table:style-name="Table1.C2" office:value-type="string">
            <text:p text:style-name="P20">A possible negative consequence of this architecture is the loss of all data in the event the user loses their private key, and the user must be informed about this and undertake actions to keep a reserve copy of the private key.</text:p>
          </table:table-cell>
        </table:table-row>
      </table:table>
      <text:list xml:id="list154910950496637" text:continue-numbering="true" text:style-name="L77">
        <text:list-item>
          <text:list>
            <text:list-item>
              <text:p text:style-name="P56">Կողմերի ստորագրութիւնները․</text:p>
            </text:list-item>
          </text:list>
        </text:list-item>
      </text:list>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6">Գնորդ</text:p>
          </table:table-cell>
          <table:table-cell table:style-name="Table5.A1" office:value-type="string">
            <text:p text:style-name="P47"/>
          </table:table-cell>
          <table:table-cell table:style-name="Table5.A1" office:value-type="string">
            <text:p text:style-name="P46">Մշակող</text:p>
          </table:table-cell>
        </table:table-row>
        <table:table-row table:style-name="Table5.1">
          <table:table-cell table:style-name="Table5.A1" office:value-type="string">
            <table:table table:name="Table6" table:style-name="Table6">
              <table:table-column table:style-name="Table6.A"/>
              <table:table-row table:style-name="Table6.1">
                <table:table-cell table:style-name="Table6.A1" office:value-type="string">
                  <text:p text:style-name="P43">Հայկ Եսայան</text:p>
                </table:table-cell>
              </table:table-row>
            </table:table>
            <text:p text:style-name="P45">Անուն, Ազգանուն</text:p>
          </table:table-cell>
          <table:table-cell table:style-name="Table5.A1" office:value-type="string">
            <text:p text:style-name="P44"/>
          </table:table-cell>
          <table:table-cell table:style-name="Table5.A1" office:value-type="string">
            <table:table table:name="Table7" table:style-name="Table7">
              <table:table-column table:style-name="Table7.A"/>
              <table:table-row table:style-name="Table7.1">
                <table:table-cell table:style-name="Table7.A1" office:value-type="string">
                  <text:p text:style-name="P43">Վահագն Պողոսյան</text:p>
                </table:table-cell>
              </table:table-row>
            </table:table>
            <text:p text:style-name="P45">Անուն, Ազգանուն</text:p>
          </table:table-cell>
        </table:table-row>
        <table:table-row table:style-name="Table5.1">
          <table:table-cell table:style-name="Table5.A1" office:value-type="string">
            <table:table table:name="Table8" table:style-name="Table8">
              <table:table-column table:style-name="Table8.A"/>
              <table:table-row table:style-name="Table8.1">
                <table:table-cell table:style-name="Table8.A1" office:value-type="string">
                  <text:p text:style-name="P43">Գլխա<text:span text:style-name="T22">ւ</text:span>որ տնօր<text:span text:style-name="T22">է</text:span>ն</text:p>
                </table:table-cell>
              </table:table-row>
            </table:table>
            <text:p text:style-name="P45">Պաշտ<text:span text:style-name="T23">օ</text:span>ն</text:p>
          </table:table-cell>
          <table:table-cell table:style-name="Table5.A1" office:value-type="string">
            <text:p text:style-name="P44"/>
          </table:table-cell>
          <table:table-cell table:style-name="Table5.A1" office:value-type="string">
            <table:table table:name="Table9" table:style-name="Table9">
              <table:table-column table:style-name="Table9.A"/>
              <table:table-row table:style-name="Table9.1">
                <table:table-cell table:style-name="Table9.A1" office:value-type="string">
                  <text:p text:style-name="P43">Տնօր<text:span text:style-name="T22">է</text:span>ն</text:p>
                </table:table-cell>
              </table:table-row>
            </table:table>
            <text:p text:style-name="P45">Պաշտ<text:span text:style-name="T23">օ</text:span>ն</text:p>
          </table:table-cell>
        </table:table-row>
        <table:table-row table:style-name="Table5.1">
          <table:table-cell table:style-name="Table5.A1" office:value-type="string">
            <table:table table:name="Table10" table:style-name="Table10">
              <table:table-column table:style-name="Table10.A"/>
              <table:table-row table:style-name="Table10.1">
                <table:table-cell table:style-name="Table10.A1" office:value-type="string">
                  <text:p text:style-name="P42"/>
                  <text:p text:style-name="P44"/>
                </table:table-cell>
              </table:table-row>
            </table:table>
            <text:p text:style-name="P45">Ստորագրութ<text:span text:style-name="T22">իւ</text:span>ն</text:p>
          </table:table-cell>
          <table:table-cell table:style-name="Table5.A1" office:value-type="string">
            <text:p text:style-name="P44"/>
          </table:table-cell>
          <table:table-cell table:style-name="Table5.A1" office:value-type="string">
            <table:table table:name="Table11" table:style-name="Table11">
              <table:table-column table:style-name="Table11.A"/>
              <table:table-row table:style-name="Table11.1">
                <table:table-cell table:style-name="Table11.A1" office:value-type="string">
                  <text:p text:style-name="P44"/>
                  <text:p text:style-name="P44"/>
                </table:table-cell>
              </table:table-row>
            </table:table>
            <text:p text:style-name="P45">Ստորագրութ<text:span text:style-name="T22">իւ</text:span>ն</text:p>
          </table:table-cell>
        </table:table-row>
        <table:table-row table:style-name="Table5.1">
          <table:table-cell table:style-name="Table5.A1" office:value-type="string">
            <table:table table:name="Table12" table:style-name="Table12">
              <table:table-column table:style-name="Table12.A"/>
              <table:table-row table:style-name="Table12.1">
                <table:table-cell table:style-name="Table12.A1" office:value-type="string">
                  <text:p text:style-name="P5"><text:user-defined style:data-style-name="N120" text:name="Կնքման ամսաթիւ">2018-Օգոստոս֊21</text:user-defined></text:p>
                </table:table-cell>
              </table:table-row>
            </table:table>
            <text:p text:style-name="P45">Ամսաթի<text:span text:style-name="T22">ւ</text:span></text:p>
          </table:table-cell>
          <table:table-cell table:style-name="Table5.A1" office:value-type="string">
            <text:p text:style-name="P44"/>
          </table:table-cell>
          <table:table-cell table:style-name="Table5.A1" office:value-type="string">
            <table:table table:name="Table13" table:style-name="Table13">
              <table:table-column table:style-name="Table13.A"/>
              <table:table-row table:style-name="Table13.1">
                <table:table-cell table:style-name="Table13.A1" office:value-type="string">
                  <text:p text:style-name="P5"><text:user-defined style:data-style-name="N120" text:name="Կնքման ամսաթիւ">2018-Օգոստոս֊21</text:user-defined></text:p>
                </table:table-cell>
              </table:table-row>
            </table:table>
            <text:p text:style-name="P45">Ամսաթի<text:span text:style-name="T22">ւ</text:span></text:p>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OpenSymbol" svg:font-family="OpenSymbol, 'Arial Unicode MS'"/>
    <style:font-face style:name="StarSymbol" svg:font-family="StarSymbol, 'Arial Unicode MS'"/>
    <style:font-face style:name="Symbol1" svg:font-family="Symbol"/>
    <style:font-face style:name="Courier New" svg:font-family="'Courier New'" style:font-family-generic="modern"/>
    <style:font-face style:name="MS Gothic" svg:font-family="'MS Gothic', 'ＭＳ ゴシック'" style:font-family-generic="modern"/>
    <style:font-face style:name="DejaVu Sans" svg:font-family="'DejaVu Sans', 'Times New Roman'" style:font-pitch="variable"/>
    <style:font-face style:name="GHEA Grapalat1" svg:font-family="'GHEA Grapalat'" style:font-pitch="variable"/>
    <style:font-face style:name="Liberation Serif1" svg:font-family="'Liberation Serif'" style:font-pitch="variable"/>
    <style:font-face style:name="GHEA Grapalat" svg:font-family="'GHEA Grapalat'" style:font-family-generic="modern" style:font-pitch="variable"/>
    <style:font-face style:name="Cambria" svg:font-family="Cambria" style:font-family-generic="roman"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Sylfaen" svg:font-family="Sylfaen" style:font-family-generic="roman" style:font-pitch="variable"/>
    <style:font-face style:name="Symbol" svg:font-family="Symbol" style:font-family-generic="roman" style:font-pitch="variable"/>
    <style:font-face style:name="Arial Unicode" svg:font-family="'Arial Unicode'" style:font-family-generic="swiss" style:font-pitch="variable"/>
    <style:font-face style:name="Calibri" svg:font-family="Calibri" style:font-family-generic="swiss" style:font-pitch="variable"/>
    <style:font-face style:name="DejaVu Sans3" svg:font-family="'DejaVu Sans'" style:font-family-generic="swiss" style:font-pitch="variable"/>
    <style:font-face style:name="Segoe UI" svg:font-family="'Segoe UI'"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DejaVu Sans" fo:font-family="'DejaVu Sans', 'Times New Roman'" style:font-pitch="variable" fo:font-size="12pt" fo:language="hy" fo:country="AM" style:font-name-asian="DejaVu Sans" style:font-family-asian="'DejaVu Sans', 'Times New Roman'" style:font-pitch-asian="variable" style:font-size-asian="12pt" style:language-asian="zh" style:country-asian="CN" style:font-name-complex="DejaVu Sans" style:font-family-complex="'DejaVu Sans', 'Times New Roman'" style:font-pitch-complex="variable"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Times New Roman'" style:font-pitch="variable" fo:font-size="14pt" style:font-name-asian="DejaVu Sans" style:font-family-asian="'DejaVu Sans', 'Times New Roman'" style:font-pitch-asian="variable" style:font-size-asian="14pt" style:font-name-complex="DejaVu Sans" style:font-family-complex="'DejaVu Sans', 'Times New Roman'" style:font-pitch-complex="variable" style:font-size-complex="14pt"/>
    </style:style>
    <style:style style:name="Text_20_body" style:display-name="Text body" style:family="paragraph" style:parent-style-name="Standard_20__28_user_29_" style:class="text">
      <style:paragraph-properties fo:margin-top="0.0398in" fo:margin-bottom="0.0311in" style:contextual-spacing="false" fo:line-height="120%" fo:text-align="start" style:justify-single-word="false" style:writing-mode="lr-tb"/>
      <style:text-properties style:font-name="DejaVu Sans" fo:font-family="'DejaVu Sans', 'Times New Roman'" style:font-pitch="variable" fo:font-size="10pt" style:font-name-asian="DejaVu Sans" style:font-family-asian="'DejaVu Sans', 'Times New Roman'" style:font-pitch-asian="variable" style:font-size-asian="10pt" style:font-name-complex="DejaVu Sans" style:font-family-complex="'DejaVu Sans', 'Times New Roman'" style:font-pitch-complex="variabl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list-style-name="WW8Num2" style:class="text">
      <style:paragraph-properties fo:margin-left="0in" fo:margin-right="0in" fo:margin-top="0.0984in" fo:margin-bottom="0.0783in" style:contextual-spacing="false" fo:text-indent="0in" style:auto-text-indent="false"/>
      <style:text-properties fo:font-size="14pt" fo:font-weight="bold" style:font-size-asian="14pt" style:font-weight-asian="bold" style:font-size-complex="16pt" style:font-weight-complex="bold"/>
    </style:style>
    <style:style style:name="Heading_20_2" style:display-name="Heading 2" style:family="paragraph" style:parent-style-name="Heading" style:next-style-name="Text_20_body" style:list-style-name="WW8Num3" style:class="text">
      <style:paragraph-properties fo:margin-top="0.0783in" fo:margin-bottom="0.0591in" style:contextual-spacing="false"/>
      <style:text-properties fo:font-size="12pt" fo:font-style="normal" fo:font-weight="bold" style:font-size-asian="12pt" style:font-style-asian="normal" style:font-weight-asian="bold" style:font-size-complex="14pt" style:font-style-complex="italic" style:font-weight-complex="normal"/>
    </style:style>
    <style:style style:name="Heading_20_3" style:display-name="Heading 3" style:family="paragraph" style:parent-style-name="Heading" style:next-style-name="Text_20_body" style:list-style-name="WW8Num3" style:class="text">
      <style:paragraph-properties fo:margin-top="0.0591in" fo:margin-bottom="0.0398in" style:contextual-spacing="false" fo:background-color="transparent">
        <style:background-image/>
      </style:paragraph-properties>
      <style:text-properties fo:color="#800000" fo:font-size="12pt" fo:font-style="normal" fo:font-weight="bold" style:font-size-asian="12pt" style:font-style-asian="normal" style:font-weight-asian="bold" style:font-size-complex="14pt" style:font-weight-complex="bold"/>
    </style:style>
    <style:style style:name="Heading_20_4" style:display-name="Heading 4" style:family="paragraph" style:parent-style-name="Heading" style:next-style-name="Text_20_body" style:list-style-name="WW8Num3"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list-style-name="WW8Num3"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list-style-name="WW8Num3"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list-style-name="WW8Num3"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list-style-name="WW8Num3"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list-style-name="WW8Num3" style:class="text">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fo:margin-top="0in" fo:margin-bottom="0in" style:contextual-spacing="false" fo:line-height="100%" fo:padding-left="0in" fo:padding-right="0in" fo:padding-top="0in" fo:padding-bottom="0.028in" fo:border-left="none" fo:border-right="none" fo:border-top="none" fo:border-bottom="0.11pt solid #808080" text:number-lines="false" text:line-number="0">
        <style:tab-stops>
          <style:tab-stop style:position="3.4626in" style:type="center"/>
          <style:tab-stop style:position="6.9252in" style:type="right"/>
        </style:tab-stops>
      </style:paragraph-properties>
      <style:text-properties fo:color="#4c4c4c" fo:font-size="8pt" style:font-size-asian="8pt"/>
    </style:style>
    <style:style style:name="Footer" style:family="paragraph" style:parent-style-name="Standard" style:class="extra">
      <style:paragraph-properties fo:margin-left="0in" fo:margin-right="0in" fo:margin-top="0in" fo:margin-bottom="0in" style:contextual-spacing="false" fo:text-indent="0in" style:auto-text-indent="false" fo:padding-left="0in" fo:padding-right="0in" fo:padding-top="0.028in" fo:padding-bottom="0in" fo:border-left="none" fo:border-right="none" fo:border-top="0.11pt solid #808080" fo:border-bottom="none" text:number-lines="false" text:line-number="0">
        <style:tab-stops>
          <style:tab-stop style:position="3.4626in" style:type="center"/>
          <style:tab-stop style:position="6.9252in" style:type="right"/>
        </style:tab-stops>
      </style:paragraph-properties>
      <style:text-properties fo:color="#4c4c4c" fo:font-size="8pt" style:font-size-asian="8pt"/>
    </style:style>
    <style:style style:name="Table_20_Contents" style:display-name="Table Contents" style:family="paragraph" style:parent-style-name="Standard" style:class="extra">
      <style:paragraph-properties text:number-lines="false" text:line-number="0"/>
      <style:text-properties style:font-name="GHEA Grapalat" fo:font-family="'GHEA Grapalat'" style:font-family-generic="modern" style:font-pitch="variable" fo:font-size="10pt" style:font-size-asian="10pt" style:font-name-complex="GHEA Grapalat" style:font-family-complex="'GHEA Grapalat'" style:font-family-generic-complex="modern"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style:contextual-spacing="false" fo:text-indent="0in" style:auto-text-indent="false">
        <style:tab-stops>
          <style:tab-stop style:position="7.0866in" style:type="right" style:leader-style="dotted" style:leader-text="."/>
        </style:tab-stops>
      </style:paragraph-properties>
      <style:text-properties fo:font-size="10pt" style:font-size-asian="10pt"/>
    </style:style>
    <style:style style:name="Contents_20_2" style:display-name="Contents 2" style:family="paragraph" style:parent-style-name="Index" style:class="index">
      <style:paragraph-properties fo:margin-left="0.1965in" fo:margin-right="0in" fo:margin-top="0.0398in" fo:margin-bottom="0in" style:contextual-spacing="false" fo:text-indent="0in" style:auto-text-indent="false">
        <style:tab-stops>
          <style:tab-stop style:position="7.2835in" style:type="right" style:leader-style="dotted" style:leader-text="."/>
        </style:tab-stops>
      </style:paragraph-properties>
      <style:text-properties fo:font-size="10pt" style:font-size-asian="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DejaVu Sans" fo:font-family="'DejaVu Sans', 'Times New Roman'" style:font-pitch="variable" fo:font-size="17pt" fo:font-weight="bold" style:font-size-asian="17pt" style:font-weight-asian="bold" style:font-name-complex="DejaVu Sans" style:font-family-complex="'DejaVu Sans', 'Times New Roman'" style:font-pitch-complex="variable" style:font-size-complex="18pt" style:font-weight-complex="bold"/>
    </style:style>
    <style:style style:name="Subtitle" style:family="paragraph" style:parent-style-name="Heading" style:next-style-name="Text_20_body" style:class="chapter">
      <style:paragraph-properties fo:text-align="center" style:justify-single-word="false" style:writing-mode="lr-tb"/>
      <style:text-properties style:font-name="DejaVu Sans" fo:font-family="'DejaVu Sans', 'Times New Roman'" style:font-pitch="variable" fo:font-size="11pt" fo:font-style="normal" style:font-size-asian="11pt" style:font-style-asian="normal" style:font-name-complex="DejaVu Sans" style:font-family-complex="'DejaVu Sans', 'Times New Roman'" style:font-pitch-complex="variable" style:font-size-complex="14pt" style:font-style-complex="italic" style:font-weight-complex="normal"/>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10" style:display-name="Heading 10" style:family="paragraph" style:parent-style-name="Heading" style:next-style-name="Text_20_body" style:list-style-name="WW8Num3" style:class="text">
      <style:text-properties fo:font-size="10.5pt" fo:font-weight="bold" style:font-size-asian="10.5pt" style:font-weight-asian="bold" style:font-size-complex="10.5pt" style:font-weight-complex="bold"/>
    </style:style>
    <style:style style:name="Text_20_body_20_reference_20_numbering" style:display-name="Text body reference numbering" style:family="paragraph" style:parent-style-name="Text_20_body" style:list-style-name="WW8Num5"/>
    <style:style style:name="Text_20_body_20_numbering" style:display-name="Text body numbering" style:family="paragraph" style:parent-style-name="Text_20_body" style:list-style-name="WW8Num4">
      <style:text-properties fo:font-weight="bold" style:font-weight-asian="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Revision" style:family="paragraph">
      <style:paragraph-properties fo:orphans="2" fo:widows="2" fo:hyphenation-ladder-count="no-limit"/>
      <style:text-properties style:use-window-font-color="true" style:font-name="DejaVu Sans" fo:font-family="'DejaVu Sans', 'Times New Roman'" style:font-pitch="variable" fo:font-size="12pt" fo:language="hy" fo:country="AM" style:font-name-asian="DejaVu Sans" style:font-family-asian="'DejaVu Sans', 'Times New Roman'" style:font-pitch-asian="variable" style:font-size-asian="12pt" style:language-asian="zh" style:country-asian="CN" style:font-name-complex="DejaVu Sans" style:font-family-complex="'DejaVu Sans', 'Times New Roman'" style:font-pitch-complex="variable" style:font-size-complex="12pt" style:language-complex="en" style:country-complex="US" fo:hyphenate="false" fo:hyphenation-remain-char-count="2" fo:hyphenation-push-char-count="2"/>
    </style:style>
    <style:style style:name="Drawing"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paragraph-properties fo:orphans="0" fo:widows="0" fo:hyphenation-ladder-count="no-limit" style:vertical-align="baseline"/>
      <style:text-properties style:use-window-font-color="true" style:font-name="DejaVu Sans" fo:font-family="'DejaVu Sans', 'Times New Roman'" style:font-pitch="variable" fo:font-size="12pt" fo:language="hy" fo:country="AM" style:letter-kerning="true" style:font-name-asian="DejaVu Sans" style:font-family-asian="'DejaVu Sans', 'Times New Roman'" style:font-pitch-asian="variable" style:font-size-asian="12pt" style:language-asian="zh" style:country-asian="CN" style:font-name-complex="DejaVu Sans" style:font-family-complex="'DejaVu Sans', 'Times New Roman'" style:font-pitch-complex="variable" style:font-size-complex="12pt" style:language-complex="en" style:country-complex="US"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alibri" fo:font-family="Calibri" style:font-family-generic="swiss" style:font-pitch="variable" fo:language="en" fo:country="US" fo:font-weight="bold" style:font-weight-asian="bold" style:font-name-complex="GHEA Grapalat" style:font-family-complex="'GHEA Grapalat'" style:font-family-generic-complex="modern" style:font-pitch-complex="variable" style:font-weight-complex="bold"/>
    </style:style>
    <style:style style:name="WW8Num6z1" style:family="text">
      <style:text-properties fo:color="#000000" style:font-name="Calibri" fo:font-family="Calibri" style:font-family-generic="swiss" style:font-pitch="variable" fo:font-size="10pt" fo:language="en" fo:country="US" fo:font-weight="bold" style:font-name-asian="MS Gothic" style:font-family-asian="'MS Gothic', 'ＭＳ ゴシック'" style:font-family-generic-asian="modern" style:font-size-asian="10pt" style:language-asian="zh" style:country-asian="CN" style:font-weight-asian="bold" style:font-name-complex="Calibri" style:font-family-complex="Calibri" style:font-family-generic-complex="swiss" style:font-pitch-complex="variable" style:font-size-complex="10pt" style:language-complex="en" style:country-complex="US" style:font-weight-complex="bold" text:display="true"/>
    </style:style>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fo:font-size="9pt" style:font-size-asian="9pt" style:font-name-complex="StarSymbol" style:font-family-complex="StarSymbol, 'Arial Unicode MS'" style:font-size-complex="9pt"/>
    </style:style>
    <style:style style:name="WW8Num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9z0" style:family="text">
      <style:text-properties style:font-name="Symbol" fo:font-family="Symbol" style:font-family-generic="roman" style:font-pitch="variable" fo:font-size="9pt" fo:language="en" fo:country="US" fo:background-color="#ffff00" style:font-size-asian="9pt" style:font-name-complex="StarSymbol" style:font-family-complex="StarSymbol, 'Arial Unicode MS'" style:font-size-complex="9pt" text:display="true"/>
    </style:style>
    <style:style style:name="WW8Num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0z0" style:family="text">
      <style:text-properties style:font-name="Symbol1" fo:font-family="Symbol" fo:font-size="9pt" style:font-size-asian="9pt" style:font-name-complex="StarSymbol" style:font-family-complex="StarSymbol, 'Arial Unicode MS'" style:font-size-complex="9pt"/>
    </style:style>
    <style:style style:name="WW8Num1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6z2"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color="#000000" style:font-name="Symbol" fo:font-family="Symbol" style:font-family-generic="roman" style:font-pitch="variable" fo:font-size="9pt" style:font-size-asian="9pt" style:font-name-complex="Symbol" style:font-family-complex="Symbol" style:font-family-generic-complex="roman" style:font-pitch-complex="variable" style:font-size-complex="9pt"/>
    </style:style>
    <style:style style:name="WW8Num12z1" style:family="text">
      <style:text-properties style:font-name="OpenSymbol" fo:font-family="OpenSymbol, 'Arial Unicode MS'" fo:font-size="9pt" style:font-size-asian="9pt" style:font-name-complex="OpenSymbol" style:font-family-complex="OpenSymbol, 'Arial Unicode MS'" style:font-size-complex="9pt"/>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style style:name="WW8Num13z2" style:family="text">
      <style:text-properties style:font-name="GHEA Grapalat" fo:font-family="'GHEA Grapalat'" style:font-family-generic="modern" style:font-pitch="variable" fo:font-weight="normal" fo:background-color="transparent" style:font-weight-asian="normal" style:font-name-complex="GHEA Grapalat" style:font-family-complex="'GHEA Grapalat'" style:font-family-generic-complex="modern" style:font-pitch-complex="variable" style:font-weight-complex="normal"/>
    </style:style>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complex="Arial Unicode" style:font-family-complex="'Arial Unicode'" style:font-family-generic-complex="swiss" style:font-pitch-complex="variable"/>
    </style:style>
    <style:style style:name="WW8Num14z2" style:family="text">
      <style:text-properties style:font-name-complex="Arial Unicode" style:font-family-complex="'Arial Unicode'" style:font-family-generic-complex="swiss" style:font-pitch-complex="variable"/>
    </style:style>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Default_20_Paragraph_20_Font" style:display-name="WW-Default Paragraph Font" style:family="text"/>
    <style:style style:name="WW-Default_20_Paragraph_20_Font1" style:display-name="WW-Default Paragraph Font1" style:family="text"/>
    <style:style style:name="Numbering_20_Symbols" style:display-name="Numbering Symbols"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Основной_20_шрифт_20_абзаца" style:display-name="Основной шрифт абзаца" style:family="tex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DejaVu Sans" fo:font-family="'DejaVu Sans', 'Times New Roman'" style:font-pitch="variable" fo:language="hy" fo:country="AM" style:font-name-asian="DejaVu Sans" style:font-family-asian="'DejaVu Sans', 'Times New Roman'" style:font-pitch-asian="variable" style:font-name-complex="DejaVu Sans" style:font-family-complex="'DejaVu Sans', 'Times New Roman'" style:font-pitch-complex="variable" style:language-complex="en" style:country-complex="US"/>
    </style:style>
    <style:style style:name="Comment_20_Subject_20_Char" style:display-name="Comment Subject Char" style:family="text">
      <style:text-properties style:font-name="DejaVu Sans" fo:font-family="'DejaVu Sans', 'Times New Roman'" style:font-pitch="variable" fo:language="hy" fo:country="AM" fo:font-weight="bold" style:font-name-asian="DejaVu Sans" style:font-family-asian="'DejaVu Sans', 'Times New Roman'" style:font-pitch-asian="variable" style:font-weight-asian="bold" style:font-name-complex="DejaVu Sans" style:font-family-complex="'DejaVu Sans', 'Times New Roman'" style:font-pitch-complex="variable" style:language-complex="en" style:country-complex="US" style:font-weight-complex="bold"/>
    </style:style>
    <style:style style:name="Balloon_20_Text_20_Char" style:display-name="Balloon Text Char" style:family="text">
      <style:text-properties style:font-name="Segoe UI" fo:font-family="'Segoe UI'" style:font-family-generic="swiss" style:font-pitch="variable" fo:font-size="9pt" fo:language="hy" fo:country="AM" style:font-name-asian="DejaVu Sans" style:font-family-asian="'DejaVu Sans', 'Times New Roman'" style:font-pitch-asian="variable" style:font-size-asian="9pt" style:font-name-complex="Segoe UI" style:font-family-complex="'Segoe UI'" style:font-family-generic-complex="swiss" style:font-pitch-complex="variable" style:font-size-complex="9pt" style:language-complex="en" style:country-complex="US"/>
    </style:style>
    <style:style style:name="ListLabel_20_18" style:display-name="ListLabel 18" style:family="text">
      <style:text-properties fo:font-size="9pt" style:font-size-asian="9pt" style:font-name-complex="Symbol" style:font-family-complex="Symbol" style:font-family-generic-complex="roman" style:font-pitch-complex="variable" style:font-size-complex="9pt"/>
    </style:style>
    <style:style style:name="ListLabel_20_17" style:display-name="ListLabel 17" style:family="text">
      <style:text-properties fo:font-size="9pt" style:font-size-asian="9pt" style:font-name-complex="OpenSymbol" style:font-family-complex="OpenSymbol, 'Arial Unicode MS'" style:font-size-complex="9pt"/>
    </style:style>
    <style:style style:name="annotation_20_reference" style:display-name="annotation reference" style:family="text">
      <style:text-properties fo:font-size="8pt" style:font-size-asian="8pt" style:font-size-complex="8pt"/>
    </style:style>
    <style:style style:name="ListLabel_20_20" style:display-name="ListLabel 20" style:family="text">
      <style:text-properties style:font-name-complex="Symbol" style:font-family-complex="Symbol" style:font-family-generic-complex="roman" style:font-pitch-complex="variable"/>
    </style:style>
    <style:style style:name="ListLabel_20_21" style:display-name="ListLabel 21" style:family="text">
      <style:text-properties style:font-name-complex="Courier New" style:font-family-complex="'Courier New'" style:font-family-generic-complex="modern"/>
    </style:style>
    <style:style style:name="ListLabel_20_22" style:display-name="ListLabel 22" style:family="text">
      <style:text-properties style:font-name-complex="Wingdings" style:font-family-complex="Wingdings" style:font-pitch-complex="variable" style:font-charset-complex="x-symbol"/>
    </style:style>
    <style:style style:name="ListLabel_20_16" style:display-name="ListLabel 16" style:family="text">
      <style:text-properties fo:color="#000000" fo:font-size="9pt" style:font-size-asian="9pt" style:font-name-complex="Symbol" style:font-family-complex="Symbol" style:font-family-generic-complex="roman" style:font-pitch-complex="variable" style:font-size-complex="9pt"/>
    </style:style>
    <style:style style:name="ListLabel_20_30" style:display-name="ListLabel 30" style:family="text">
      <style:text-properties fo:color="#00000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 style:num-format="1">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 style:num-format="1">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2" style:num-format="">
        <style:list-level-properties text:list-level-position-and-space-mode="label-alignment">
          <style:list-level-label-alignment text:label-followed-by="nothing"/>
        </style:list-level-properties>
      </text:list-level-style-number>
      <text:list-level-style-number text:level="4" text:style-name="WW8Num3z3" style:num-format="">
        <style:list-level-properties text:list-level-position-and-space-mode="label-alignment">
          <style:list-level-label-alignment text:label-followed-by="nothing"/>
        </style:list-level-properties>
      </text:list-level-style-number>
      <text:list-level-style-number text:level="5" text:style-name="WW8Num3z4" style:num-format="">
        <style:list-level-properties text:list-level-position-and-space-mode="label-alignment">
          <style:list-level-label-alignment text:label-followed-by="nothing"/>
        </style:list-level-properties>
      </text:list-level-style-number>
      <text:list-level-style-number text:level="6" text:style-name="WW8Num3z5" style:num-format="">
        <style:list-level-properties text:list-level-position-and-space-mode="label-alignment">
          <style:list-level-label-alignment text:label-followed-by="nothing"/>
        </style:list-level-properties>
      </text:list-level-style-number>
      <text:list-level-style-number text:level="7" text:style-name="WW8Num3z6" style:num-format="">
        <style:list-level-properties text:list-level-position-and-space-mode="label-alignment">
          <style:list-level-label-alignment text:label-followed-by="nothing"/>
        </style:list-level-properties>
      </text:list-level-style-number>
      <text:list-level-style-number text:level="8" text:style-name="WW8Num3z7" style:num-format="">
        <style:list-level-properties text:list-level-position-and-space-mode="label-alignment">
          <style:list-level-label-alignment text:label-followed-by="nothing"/>
        </style:list-level-properties>
      </text:list-level-style-number>
      <text:list-level-style-number text:level="9" text:style-name="WW8Num3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3"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4"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5"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6"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7"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8"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756in" fo:text-indent="-0.2756in" fo:margin-left="0.2756in"/>
        </style:list-level-properties>
      </text:list-level-style-number>
      <text:list-level-style-number text:level="2" text:style-name="WW8Num6z1" style:num-format="1" text:display-levels="2">
        <style:list-level-properties text:list-level-position-and-space-mode="label-alignment">
          <style:list-level-label-alignment text:label-followed-by="listtab" text:list-tab-stop-position="0.2835in" fo:text-indent="-0.3146in" fo:margin-left="0.5902in"/>
        </style:list-level-properties>
      </text:list-level-style-number>
      <text:list-level-style-number text:level="3" text:style-name="WW8Num6z1" style:num-format="1" text:display-levels="3">
        <style:list-level-properties text:list-level-position-and-space-mode="label-alignment">
          <style:list-level-label-alignment text:label-followed-by="listtab" text:list-tab-stop-position="0.9839in" fo:text-indent="-0.3937in" fo:margin-left="0.9839in"/>
        </style:list-level-properties>
      </text:list-level-style-number>
      <text:list-level-style-number text:level="4" text:style-name="WW8Num6z3" style:num-prefix=" " style:num-suffix=" " style:num-format="1" text:display-levels="4">
        <style:list-level-properties text:list-level-position-and-space-mode="label-alignment">
          <style:list-level-label-alignment text:label-followed-by="nothing" fo:text-indent="-0.25in" fo:margin-left="1.25in"/>
        </style:list-level-properties>
      </text:list-level-style-number>
      <text:list-level-style-number text:level="5" text:style-name="WW8Num6z4"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6z5"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6z6"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6z7"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6z8"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256in" fo:text-indent="-0.25in" fo:margin-left="0.5256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756in" fo:text-indent="-0.25in" fo:margin-left="0.7756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0256in" fo:text-indent="-0.25in" fo:margin-left="1.0256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756in" fo:text-indent="-0.25in" fo:margin-left="1.2756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256in" fo:text-indent="-0.25in" fo:margin-left="1.5256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756in" fo:text-indent="-0.25in" fo:margin-left="1.7756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0256in" fo:text-indent="-0.25in" fo:margin-left="2.0256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756in" fo:text-indent="-0.25in" fo:margin-left="2.2756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256in" fo:text-indent="-0.25in" fo:margin-left="2.5256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256in" fo:text-indent="-0.25in" fo:margin-left="0.5256in"/>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0.7756in" fo:text-indent="-0.25in" fo:margin-left="0.7756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0256in" fo:text-indent="-0.25in" fo:margin-left="1.0256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756in" fo:text-indent="-0.25in" fo:margin-left="1.2756in"/>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1.5256in" fo:text-indent="-0.25in" fo:margin-left="1.5256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756in" fo:text-indent="-0.25in" fo:margin-left="1.7756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0256in" fo:text-indent="-0.25in" fo:margin-left="2.0256in"/>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2.2756in" fo:text-indent="-0.25in" fo:margin-left="2.2756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256in" fo:text-indent="-0.25in" fo:margin-left="2.5256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4957in" style:type="right"/>
        </style:tab-stops>
      </style:paragraph-properties>
      <style:text-properties fo:color="#b2b2b2" style:font-name="GHEA Grapalat1" style:font-size-complex="8pt"/>
    </style:style>
    <style:style style:name="MP2" style:family="paragraph" style:parent-style-name="Footer">
      <style:paragraph-properties>
        <style:tab-stops>
          <style:tab-stop style:position="3.25in" style:type="center"/>
          <style:tab-stop style:position="6.4957in" style:type="right"/>
        </style:tab-stops>
      </style:paragraph-properties>
      <style:text-properties fo:color="#b2b2b2" style:font-name="GHEA Grapalat1"/>
    </style:style>
    <style:page-layout style:name="Mpm1">
      <style:page-layout-properties fo:page-width="8.2681in" fo:page-height="11.6929in" style:num-format="1" style:print-orientation="portrait" fo:margin-top="0.4689in" fo:margin-bottom="0.5327in" fo:margin-left="0.9839in" fo:margin-right="0.7874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126in" fo:margin-left="0in" fo:margin-right="0in" fo:margin-bottom="0.2736in" style:dynamic-spacing="true"/>
      </style:header-style>
      <style:footer-style>
        <style:header-footer-properties fo:min-height="0.1484in" fo:margin-left="0in" fo:margin-right="0in" fo:margin-top="0.1098in" style:dynamic-spacing="true"/>
      </style:footer-style>
    </style:page-layout>
    <number:number-style style:name="N0">
      <number:number number:min-integer-digits="1"/>
    </number:number-style>
  </office:automatic-styles>
  <office:master-styles>
    <style:master-page style:name="Standard" style:page-layout-name="Mpm1">
      <style:header>
        <text:p text:style-name="MP1"><text:subject>Լեւիաթան բաշխուած ԾԱ հարթակ</text:subject><text:tab/><text:title>Յաւելուած Ա</text:title><text:tab/>Տարբերակ՝ <text:s/><text:user-defined style:data-style-name="N0" text:name="Տարբերակ">1.5</text:user-defined> <text:s/></text:p>
      </style:header>
      <style:footer>
        <text:p text:style-name="MP2"><text:s/>(c) «Է֊Հայք» ՍՊԸ<text:tab/>Գաղտնի<text:tab/>Էջ <text:s/><text:page-number text:select-page="current">10</text:page-number> / <text:page-count style:num-format="1">10</text:page-count> <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Յաւելուած Ա</dc:title>
    <dc:subject>Լեւիաթան բաշխուած ԾԱ հարթակ</dc:subject>
    <meta:initial-creator>Stella Hovsepyan</meta:initial-creator>
    <meta:creation-date>2018-02-13T16:56:00</meta:creation-date>
    <dc:date>2019-12-05T15:43:11.586313983</dc:date>
    <meta:editing-cycles>87</meta:editing-cycles>
    <meta:editing-duration>P12DT55M46S</meta:editing-duration>
    <meta:generator>LibreOffice/4.2.8.2$Linux_X86_64 LibreOffice_project/420m0$Build-2</meta:generator>
    <meta:keyword>Լեւիաթան</meta:keyword>
    <meta:keyword>առցանց կրիչ</meta:keyword>
    <meta:keyword>է֊Հայք</meta:keyword>
    <meta:keyword>Մետաքս</meta:keyword>
    <meta:keyword>GoogleDrive</meta:keyword>
    <meta:keyword>Dropbox</meta:keyword>
    <dc:creator>Armenuhi Petrosyan</dc:creator>
    <meta:document-statistic meta:table-count="10" meta:image-count="0" meta:object-count="0" meta:page-count="10" meta:paragraph-count="113" meta:word-count="2395" meta:character-count="17345" meta:non-whitespace-character-count="15010"/>
    <meta:user-defined meta:name="Գնորդ">«Յուքոմ» ՍՊԸ</meta:user-defined>
    <meta:user-defined meta:name="Գնորդի Հասցէ">ՀՀ, ք․ Երեւան, Գ․ Լուսաւորչի 9</meta:user-defined>
    <meta:user-defined meta:name="Կնքման ամսաթիւ">2018-Օգոստոս֊21</meta:user-defined>
    <meta:user-defined meta:name="Մշակող">«Է֊Հայք» ՍՊԸ</meta:user-defined>
    <meta:user-defined meta:name="Մշակողի Հասցէ" meta:value-type="string">ՀՀ, ք․ Երեւան, Ծարաւ Աղբիւրի 134/1</meta:user-defined>
    <meta:user-defined meta:name="Մշակողի Տնօրէն" meta:value-type="string">Վահագն Պողոսյան</meta:user-defined>
    <meta:user-defined meta:name="Տարբերակ" meta:value-type="string">1.5</meta:user-defined>
  </office:meta>
</office:document-meta>
</file>